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60000002FC63AAA8C7D7D14C0.png" manifest:media-type="image/png"/>
  <manifest:file-entry manifest:full-path="Pictures/10000000000002760000002E9E5D9370CE57C07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2.692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3.438cm"/>
    </style:style>
    <style:style style:name="Таблица2.D" style:family="table-column">
      <style:table-column-properties style:column-width="3.387cm"/>
    </style:style>
    <style:style style:name="Таблица2.E" style:family="table-column">
      <style:table-column-properties style:column-width="3.385cm"/>
    </style:style>
    <style:style style:name="Таблица2.1" style:family="table-row">
      <style:table-row-properties style:min-row-height="0.76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766cm"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7.381cm" fo:margin-left="-0.191cm" fo:margin-top="0cm" fo:margin-bottom="0cm" table:align="left" style:writing-mode="lr-tb"/>
    </style:style>
    <style:style style:name="Таблица3.A" style:family="table-column">
      <style:table-column-properties style:column-width="2.692cm"/>
    </style:style>
    <style:style style:name="Таблица3.B" style:family="table-column">
      <style:table-column-properties style:column-width="4.48cm"/>
    </style:style>
    <style:style style:name="Таблица3.C" style:family="table-column">
      <style:table-column-properties style:column-width="3.438cm"/>
    </style:style>
    <style:style style:name="Таблица3.D" style:family="table-column">
      <style:table-column-properties style:column-width="3.387cm"/>
    </style:style>
    <style:style style:name="Таблица3.E" style:family="table-column">
      <style:table-column-properties style:column-width="3.385cm"/>
    </style:style>
    <style:style style:name="Таблица3.1" style:family="table-row">
      <style:table-row-properties style:min-row-height="0.767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66cm"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uto"/>
    </style:style>
    <style:style style:name="Таблица3.5" style:family="table-row">
      <style:table-row-properties fo:keep-together="auto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8" style:family="table-row">
      <style:table-row-properties fo:keep-together="auto"/>
    </style:style>
    <style:style style:name="Таблица3.9" style:family="table-row">
      <style:table-row-properties style:min-row-height="0.111cm" fo:keep-together="auto"/>
    </style:style>
    <style:style style:name="Таблица3.10" style:family="table-row">
      <style:table-row-properties style:min-row-height="0.109cm" fo:keep-together="auto"/>
    </style:style>
    <style:style style:name="Таблица3.15" style:family="table-row">
      <style:table-row-properties style:min-row-height="0.15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_20__28_user_29_">
      <style:paragraph-properties fo:margin-left="0cm" fo:margin-right="0cm" fo:text-indent="-0.25cm" style:auto-text-indent="false"/>
      <style:text-properties fo:color="#000000" loext:opacity="100%" style:letter-kerning="false" style:language-asian="ru" style:country-asian="RU" style:language-complex="ar" style:country-complex="SA"/>
    </style:style>
    <style:style style:name="P5" style:family="paragraph" style:parent-style-name="Листинг">
      <style:text-properties fo:color="#000000" loext:opacity="100%"/>
    </style:style>
    <style:style style:name="P6" style:family="paragraph" style:parent-style-name="Листинг">
      <style:paragraph-properties fo:text-align="start" style:justify-single-word="false"/>
      <style:text-properties fo:color="#000000" loext:opacity="100%"/>
    </style:style>
    <style:style style:name="P7" style:family="paragraph" style:parent-style-name="Листинг">
      <style:text-properties fo:color="#000000" loext:opacity="100%" fo:language="en" fo:country="US"/>
    </style:style>
    <style:style style:name="P8" style:family="paragraph" style:parent-style-name="Heading_20_2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hyphenation-ladder-count="no-limit" style:vertical-align="auto"/>
      <style:text-properties style:font-name="Courier New" fo:font-size="11pt" fo:language="en" fo:country="US" style:letter-kerning="false" style:font-size-asian="11pt" style:language-asian="ru" style:country-asian="RU" style:font-name-complex="Courier New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>
      <style:paragraph-properties fo:text-align="center" style:justify-single-word="false" fo:orphans="0" fo:widows="0"/>
    </style:style>
    <style:style style:name="P13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4" style:family="paragraph" style:parent-style-name="Standard_20__28_user_29_">
      <style:paragraph-properties fo:text-align="center" style:justify-single-word="false"/>
      <style:text-properties fo:text-transform="uppercase" fo:language="en" fo:country="US" fo:font-weight="bold" style:font-weight-asian="bold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1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17" style:family="paragraph" style:parent-style-name="Standard_20__28_user_29_">
      <style:paragraph-properties fo:orphans="0" fo:widows="0"/>
    </style:style>
    <style:style style:name="P18" style:family="paragraph" style:parent-style-name="Standard_20__28_user_29_">
      <style:paragraph-properties fo:margin-left="0cm" fo:margin-right="0cm" fo:orphans="0" fo:widows="0" fo:text-indent="0cm" style:auto-text-indent="false"/>
      <style:text-properties style:font-size-complex="14pt"/>
    </style:style>
    <style:style style:name="P19" style:family="paragraph" style:parent-style-name="Text_20_body_20__28_user_29_">
      <style:paragraph-properties fo:margin-left="0cm" fo:margin-right="0cm" fo:text-indent="-0.25cm" style:auto-text-indent="false"/>
    </style:style>
    <style:style style:name="P20" style:family="paragraph" style:parent-style-name="Text_20_body_20__28_user_29_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ru" fo:country="RU"/>
    </style:style>
    <style:style style:name="P21" style:family="paragraph" style:parent-style-name="Text_20_body_20__28_user_29_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_20__28_user_29_">
      <style:text-properties fo:language="en" fo:country="US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4" style:family="paragraph" style:parent-style-name="Листинг">
      <style:paragraph-properties fo:text-align="start" style:justify-single-word="false"/>
    </style:style>
    <style:style style:name="P25" style:family="paragraph" style:parent-style-name="Heading_20_2">
      <style:text-properties fo:color="#000000" loext:opacity="100%" fo:font-weight="normal" style:letter-kerning="false" style:language-asian="ru" style:country-asian="RU" style:font-weight-asian="normal" style:language-complex="ar" style:country-complex="SA" style:font-weight-complex="normal"/>
    </style:style>
    <style:style style:name="P26" style:family="paragraph" style:parent-style-name="Standard">
      <style:paragraph-properties fo:hyphenation-ladder-count="no-limit" style:vertical-align="auto"/>
      <style:text-properties style:font-name="Courier New" fo:font-size="11pt" fo:language="en" fo:country="US" style:letter-kerning="false" style:font-size-asian="11pt" style:language-asian="ru" style:country-asian="RU" style:font-name-complex="Courier New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hyphenation-ladder-count="no-limit" fo:break-before="page" style:vertical-align="auto"/>
      <style:text-properties style:font-name="Courier New" fo:font-size="11pt" fo:language="en" fo:country="US" style:letter-kerning="false" style:font-size-asian="11pt" style:language-asian="ru" style:country-asian="RU" style:font-name-complex="Courier New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hyphenation-ladder-count="no-limit" style:vertical-align="auto"/>
      <style:text-properties style:font-name="Courier New" fo:font-size="11pt" style:letter-kerning="false" style:font-size-asian="11pt" style:language-asian="ru" style:country-asian="RU" style:font-name-complex="Courier New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hyphenation-ladder-count="no-limit" fo:break-before="pag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2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3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34" style:family="paragraph" style:parent-style-name="Standard_20__28_user_29_">
      <style:paragraph-properties fo:orphans="0" fo:widows="0"/>
      <style:text-properties style:font-size-complex="14pt"/>
    </style:style>
    <style:style style:name="P35" style:family="paragraph" style:parent-style-name="Standard_20__28_user_29_">
      <style:paragraph-properties fo:text-align="center" style:justify-single-word="false" fo:orphans="0" fo:widows="0"/>
      <style:text-properties fo:color="#000000" loext:opacity="100%" style:font-size-complex="14pt"/>
    </style:style>
    <style:style style:name="P3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37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38" style:family="paragraph" style:parent-style-name="Text_20_body_20__28_user_29_">
      <style:text-properties fo:color="#000000" loext:opacity="100%"/>
    </style:style>
    <style:style style:name="P39" style:family="paragraph" style:parent-style-name="Text_20_body_20__28_user_29_">
      <style:text-properties fo:color="#000000" loext:opacity="100%" style:letter-kerning="false" style:language-asian="ru" style:country-asian="RU" style:language-complex="ar" style:country-complex="SA"/>
    </style:style>
    <style:style style:name="P40" style:family="paragraph" style:parent-style-name="Text_20_body_20__28_user_29_">
      <style:text-properties fo:color="#000000" loext:opacity="100%" fo:font-weight="normal" style:letter-kerning="false" style:language-asian="ru" style:country-asian="RU" style:font-weight-asian="normal" style:language-complex="ar" style:country-complex="SA" style:font-weight-complex="normal"/>
    </style:style>
    <style:style style:name="P41" style:family="paragraph" style:parent-style-name="Text_20_body_20__28_user_29_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en" fo:country="US"/>
    </style:style>
    <style:style style:name="P42" style:family="paragraph" style:parent-style-name="Text_20_body_20__28_user_29_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en" fo:country="US" officeooo:rsid="001b5b10"/>
    </style:style>
    <style:style style:name="P43" style:family="paragraph" style:parent-style-name="Text_20_body_20__28_user_29_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en" fo:country="US" officeooo:rsid="001b5b10" officeooo:paragraph-rsid="001b5b10"/>
    </style:style>
    <style:style style:name="P44" style:family="paragraph" style:parent-style-name="Text_20_body_20__28_user_29_">
      <style:text-properties officeooo:rsid="001b5b10" officeooo:paragraph-rsid="001b5b10"/>
    </style:style>
    <style:style style:name="P45" style:family="paragraph" style:parent-style-name="Text_20_body_20__28_user_29_">
      <style:paragraph-properties fo:margin-left="0cm" fo:margin-right="0cm" fo:text-indent="0cm" style:auto-text-indent="false"/>
      <style:text-properties officeooo:rsid="001b5b10" officeooo:paragraph-rsid="001b5b10"/>
    </style:style>
    <style:style style:name="P46" style:family="paragraph" style:parent-style-name="Text_20_body_20__28_user_29_">
      <style:text-properties officeooo:paragraph-rsid="001b5b10"/>
    </style:style>
    <style:style style:name="P47" style:family="paragraph" style:parent-style-name="Text_20_body_20__28_user_29_">
      <style:paragraph-properties fo:margin-left="0cm" fo:margin-right="0cm" fo:text-indent="0cm" style:auto-text-indent="false"/>
      <style:text-properties officeooo:paragraph-rsid="001b5b10"/>
    </style:style>
    <style:style style:name="P48" style:family="paragraph" style:parent-style-name="Листинг">
      <style:paragraph-properties fo:text-align="start" style:justify-single-word="false"/>
      <style:text-properties fo:color="#000000" loext:opacity="100%"/>
    </style:style>
    <style:style style:name="P49" style:family="paragraph" style:parent-style-name="Листинг">
      <style:text-properties fo:color="#000000" loext:opacity="100%"/>
    </style:style>
    <style:style style:name="P50" style:family="paragraph" style:parent-style-name="Листинг">
      <style:text-properties fo:color="#000000" loext:opacity="100%" fo:language="en" fo:country="US"/>
    </style:style>
    <style:style style:name="P51" style:family="paragraph" style:parent-style-name="Листинг">
      <style:paragraph-properties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2" style:font-size-complex="14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color="#ff0000" loext:opacity="100%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6" style:family="text">
      <style:text-properties fo:color="#000000" loext:opacity="100%" style:font-size-complex="14pt"/>
    </style:style>
    <style:style style:name="T7" style:family="text">
      <style:text-properties fo:color="#000000" loext:opacity="100%" officeooo:rsid="001a8ba7" style:font-size-complex="14pt"/>
    </style:style>
    <style:style style:name="T8" style:family="text">
      <style:text-properties fo:color="#000000" loext:opacity="100%" style:letter-kerning="false" style:language-asian="ru" style:country-asian="RU" style:language-complex="ar" style:country-complex="SA"/>
    </style:style>
    <style:style style:name="T9" style:family="text">
      <style:text-properties fo:color="#000000" loext:opacity="100%" officeooo:rsid="001b5b10" style:letter-kerning="false" style:language-asian="ru" style:country-asian="RU" style:language-complex="ar" style:country-complex="SA"/>
    </style:style>
    <style:style style:name="T10" style:family="text">
      <style:text-properties fo:color="#000000" loext:opacity="100%" fo:language="en" fo:country="US"/>
    </style:style>
    <style:style style:name="T11" style:family="text">
      <style:text-properties fo:color="#000000" loext:opacity="100%" fo:language="en" fo:country="US" style:letter-kerning="false" style:language-asian="ru" style:country-asian="RU" style:language-complex="ar" style:country-complex="SA"/>
    </style:style>
    <style:style style:name="T12" style:family="text">
      <style:text-properties fo:color="#000000" loext:opacity="100%" fo:language="en" fo:country="US" officeooo:rsid="001b5b10" style:letter-kerning="false" style:language-asian="ru" style:country-asian="RU" style:language-complex="ar" style:country-complex="SA"/>
    </style:style>
    <style:style style:name="T13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15" style:family="text">
      <style:text-properties style:font-size-complex="14pt"/>
    </style:style>
    <style:style style:name="T16" style:family="text">
      <style:text-properties fo:language="en" fo:country="US"/>
    </style:style>
    <style:style style:name="T17" style:family="text">
      <style:text-properties fo:language="ru" fo:country="RU"/>
    </style:style>
    <style:style style:name="T18" style:family="text">
      <style:text-properties style:font-name="Courier New" fo:font-size="11pt" fo:language="en" fo:country="US" style:letter-kerning="false" style:font-size-asian="11pt" style:language-asian="ru" style:country-asian="RU" style:font-name-complex="Courier New1" style:font-size-complex="11pt" style:language-complex="ar" style:country-complex="SA"/>
    </style:style>
    <style:style style:name="T19" style:family="text">
      <style:text-properties style:font-name="Courier New" fo:font-size="11pt" style:letter-kerning="false" style:font-size-asian="11pt" style:language-asian="ru" style:country-asian="RU" style:font-name-complex="Courier New1" style:font-size-complex="11pt" style:language-complex="ar" style:country-complex="SA"/>
    </style:style>
    <style:style style:name="T20" style:family="text">
      <style:text-properties style:font-name="Segoe UI Symbol" fo:font-size="11pt" fo:language="en" fo:country="US" style:letter-kerning="false" style:font-size-asian="11pt" style:language-asian="ru" style:country-asian="RU" style:font-name-complex="Segoe UI Symbol1" style:font-size-complex="11pt" style:language-complex="ar" style:country-complex="SA"/>
    </style:style>
    <style:style style:name="T21" style:family="text">
      <style:text-properties style:font-name="Segoe UI Symbol" fo:font-size="11pt" style:letter-kerning="false" style:font-size-asian="11pt" style:language-asian="ru" style:country-asian="RU" style:font-name-complex="Segoe UI Symbol1" style:font-size-complex="11pt" style:language-complex="ar" style:country-complex="SA"/>
    </style:style>
    <style:style style:name="T22" style:family="text">
      <style:text-properties officeooo:rsid="001b5b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33">Кафедра МО ЭВМ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23"><text:span text:style-name="Book_20_Title"><text:span text:style-name="T1">отчет</text:span></text:span></text:p>
      <text:p text:style-name="P11"><text:span text:style-name="T2">по лабораторной работе</text:span><text:span text:style-name="T3"> </text:span><text:span text:style-name="T5">№1</text:span></text:p>
      <text:p text:style-name="P11"><text:span text:style-name="T2">по дисциплине </text:span><text:span text:style-name="T5">«Организация ЭВМ и систем»</text:span></text:p>
      <text:p text:style-name="P11"><text:span text:style-name="Book_20_Title"><text:span text:style-name="T13">Тема: </text:span></text:span><text:span text:style-name="Book_20_Title"><text:span text:style-name="T14">Трансляции, отладка и выполнение программ на языке Ассемблера</text:span></text:span></text:p>
      <text:p text:style-name="P15"/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6">Студентка гр</text:span><text:span text:style-name="T15">. </text:span><text:span text:style-name="T6">138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12"><text:span text:style-name="T7">Федорова О. В</text:span><text:span text:style-name="T6">.</text:span></text:p>
          </table:table-cell>
        </table:table-row>
        <table:table-row table:style-name="Таблица1.1">
          <table:table-cell table:style-name="Таблица1.A1" office:value-type="string">
            <text:p text:style-name="P34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35">Ефремов М.А.</text:p>
          </table:table-cell>
        </table:table-row>
      </table:table>
      <text:p text:style-name="P16"/>
      <text:p text:style-name="P16"/>
      <text:p text:style-name="P16">Санкт-Петербург</text:p>
      <text:p text:style-name="P16">2022</text:p>
      <text:h text:style-name="P3" text:outline-level="2">Цель работы.</text:h>
      <text:p text:style-name="P38">Получение навыков трансляции, выполнения и отладки программ на языке Ассемблера.</text:p>
      <text:p text:style-name="Text_20_body_20__28_user_29_">Задание.</text:p>
      <text:p text:style-name="P39">Часть 1</text:p>
      <text:p text:style-name="P39">1.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39">Выполняемые функцией действия и задаваемые ей параметры - следующие:</text:p>
      <text:p text:style-name="P39">- обеспечивается вывод на экран строки символов, заканчивающейся знаком "$";</text:p>
      <text:p text:style-name="P39">- требуется задание в регистре ah номера функции, равного 09h, а в регистре dx - смещения адреса выводимой строки;</text:p>
      <text:p text:style-name="P39">- используется регистр ax и не сохраняется его содержимое.</text:p>
      <text:p text:style-name="P39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39">3. Загрузить файл hello1.asm из каталога Задания в каталог Masm.</text:p>
      <text:p text:style-name="P39">4. Протранслировать программу с помощью строки</text:p>
      <text:p text:style-name="P39">&gt; masm hello1.asm</text:p>
      <text:p text:style-name="P39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39">5. Скомпоновать загрузочный модуль с помощью строки</text:p>
      <text:p text:style-name="P39">&gt; link hello1.obj</text:p>
      <text:p text:style-name="P39">с созданием карты памяти и исполняемого файла hello1.exe.</text:p>
      <text:h text:style-name="P25" text:outline-level="2"><text:soft-page-break/>6. Выполнить программу в автоматическом режиме путем набора строки</text:h>
      <text:h text:style-name="P25" text:outline-level="2">&gt; hello1.exe</text:h>
      <text:h text:style-name="P25" text:outline-level="2">убедиться в корректности ее работы и зафиксировать результат выполнения в протоколе.</text:h>
      <text:h text:style-name="P25" text:outline-level="2">7. Запустить выполнение программы под управлением отладчика с помощью команды</text:h>
      <text:h text:style-name="P25" text:outline-level="2">&gt; afd hello1.exe</text:h>
      <text:h text:style-name="P25" text:outline-level="2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h>
      <text:h text:style-name="P25" text:outline-level="2">Часть 2</text:h>
      <text:h text:style-name="P25" text:outline-level="2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<text:s/>размещении сегментов</text:h>
      <text:h text:style-name="P25" text:outline-level="2"/>
      <text:h text:style-name="P25" text:outline-level="2"/>
      <text:p text:style-name="P40"/>
      <text:p text:style-name="P40"/>
      <text:p text:style-name="P40"/>
      <text:h text:style-name="Heading_20_2" text:outline-level="2"><text:soft-page-break/></text:h>
      <text:h text:style-name="Heading_20_2" text:outline-level="2">Выполнение работы.</text:h>
      <text:p text:style-name="Text_20_body_20__28_user_29_"><text:tab/><text:tab/><text:tab/><text:span text:style-name="T22">Работа с файлом hello1.asm</text:span></text:p>
      <text:p text:style-name="P44">1.Просмотрен файл hello1.asm и изменены личные данные в соответствии с условием задания (Фамилия, Имя, группа)</text:p>
      <text:p text:style-name="P44">2. Протранслирована программа </text:p>
      <text:p text:style-name="P46"><text:span text:style-name="T9">hello1.asm, с помощью команды:</text:span></text:p>
      <text:p text:style-name="P46"><text:span text:style-name="T9">&gt;masm hello1.asm </text:span></text:p>
      <text:p text:style-name="P44"><text:span text:style-name="T8">После чего были созданы объектный файл, листинг файл и кросс файл </text:span></text:p>
      <text:p text:style-name="P44"><text:span text:style-name="T8">HELLO1.OBJ, HELLO1.LST, HELLO1.CRF</text:span></text:p>
      <text:p text:style-name="P44"><text:span text:style-name="T8">3. Скомпанован объектный файл HELLO1.OBJ, после чего создан исполняемый файл HELLO1.EXE и файл HELLO1.MAP</text:span></text:p>
      <text:p text:style-name="P44"><text:span text:style-name="T8">4. Выполнена программа HELLO1.EXE, без смены кодировки на нормальную, вывод программы изображен на Рис. 1.</text:span></text:p>
      <text:p text:style-name="P44"><draw:frame draw:style-name="fr1" draw:name="Изображение1" text:anchor-type="char" svg:width="16.665cm" svg:height="1.215cm" draw:z-index="0"><draw:image xlink:href="Pictures/10000000000002760000002E9E5D9370CE57C07E.png" xlink:type="simple" xlink:show="embed" xlink:actuate="onLoad" draw:mime-type="image/png"/></draw:frame><text:span text:style-name="T8">Рис. 1 Вывод программы hello1.exe</text:span></text:p>
      <text:p text:style-name="P44"><text:span text:style-name="T8">6. С помощью команды</text:span></text:p>
      <text:p text:style-name="P44"><text:span text:style-name="T8">&gt;afdpro hello1.exe </text:span></text:p>
      <text:p text:style-name="P44"><text:span text:style-name="T8">был запущен отладчик.</text:span></text:p>
      <text:p text:style-name="P46"><text:span text:style-name="T9">7. </text:span><text:span text:style-name="T8">Начальное содержимое сегментных регистров</text:span></text:p>
      <text:p text:style-name="P46"><text:span text:style-name="T8">CS = 1</text:span><text:span text:style-name="T11">A</text:span><text:span text:style-name="T8">05, DS = 19</text:span><text:span text:style-name="T11">F</text:span><text:span text:style-name="T8">5, ES = 19</text:span><text:span text:style-name="T11">F</text:span><text:span text:style-name="T8">5, SS = 1</text:span><text:span text:style-name="T11">A</text:span><text:span text:style-name="T8">0</text:span><text:span text:style-name="T12">D</text:span><text:span text:style-name="T8">.</text:span></text:p>
      <text:p text:style-name="P19"><text:span text:style-name="T8">Таблица 1- исполнение файла </text:span><text:span text:style-name="T11">hello</text:span><text:span text:style-name="T8">1.</text:span><text:span text:style-name="T11">asm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20">Адрес команды</text:p>
          </table:table-cell>
          <table:table-cell table:style-name="Таблица2.A1" table:number-rows-spanned="2" office:value-type="string">
            <text:p text:style-name="P20">Символический код команды</text:p>
          </table:table-cell>
          <table:table-cell table:style-name="Таблица2.A1" table:number-rows-spanned="2" office:value-type="string">
            <text:p text:style-name="P20">16-ричный код команды</text:p>
          </table:table-cell>
          <table:table-cell table:style-name="Таблица2.A1" table:number-columns-spanned="2" office:value-type="string">
            <text:p text:style-name="P20">Содержимое регистров и ячеек памяти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20">До выполнения</text:p>
          </table:table-cell>
          <table:table-cell table:style-name="Таблица2.A1" office:value-type="string">
            <text:p text:style-name="P20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41">0010</text:p>
          </table:table-cell>
          <table:table-cell table:style-name="Таблица2.A1" office:value-type="string">
            <text:p text:style-name="P41">Mov <text:s/><text:span text:style-name="T22">AX</text:span>, <text:span text:style-name="T22">1А07</text:span></text:p>
          </table:table-cell>
          <table:table-cell table:style-name="Таблица2.A1" office:value-type="string">
            <text:p text:style-name="P41">B8071A</text:p>
          </table:table-cell>
          <table:table-cell table:style-name="Таблица2.A1" office:value-type="string">
            <text:p text:style-name="P41">(AX) = <text:s/>0000</text:p>
            <text:p text:style-name="P41">(IP) = 0010</text:p>
          </table:table-cell>
          <table:table-cell table:style-name="Таблица2.A1" office:value-type="string">
            <text:p text:style-name="P41">(AX) = <text:s/>1A07</text:p>
            <text:p text:style-name="P41">(IP) = 0013</text:p>
          </table:table-cell>
        </table:table-row>
        <table:table-row table:style-name="Таблица2.4">
          <table:table-cell table:style-name="Таблица2.A1" office:value-type="string">
            <text:p text:style-name="P41">0013</text:p>
          </table:table-cell>
          <table:table-cell table:style-name="Таблица2.A1" office:value-type="string">
            <text:p text:style-name="P41">Mov <text:s/><text:span text:style-name="T22">DS, AX</text:span><text:soft-page-break/></text:p>
          </table:table-cell>
          <table:table-cell table:style-name="Таблица2.A1" office:value-type="string">
            <text:p text:style-name="P41">8ED8<text:soft-page-break/></text:p>
          </table:table-cell>
          <table:table-cell table:style-name="Таблица2.A1" office:value-type="string">
            <text:p text:style-name="P41">(DS) = 19F5</text:p>
            <text:p text:style-name="P41"><text:soft-page-break/>(IP) = 0013</text:p>
          </table:table-cell>
          <table:table-cell table:style-name="Таблица2.A1" office:value-type="string">
            <text:p text:style-name="P41">(DS) = 1A07<text:soft-page-break/></text:p>
            <text:p text:style-name="P41">(IP) = 0015</text:p>
          </table:table-cell>
        </table:table-row>
        <table:table-row table:style-name="Таблица2.5">
          <table:table-cell table:style-name="Таблица2.A1" office:value-type="string">
            <text:p text:style-name="P41">0015</text:p>
          </table:table-cell>
          <table:table-cell table:style-name="Таблица2.A1" office:value-type="string">
            <text:p text:style-name="P41">Mov <text:s/>dx, OFFSET Greeting</text:p>
          </table:table-cell>
          <table:table-cell table:style-name="Таблица2.A1" office:value-type="string">
            <text:p text:style-name="P41">BA0000</text:p>
          </table:table-cell>
          <table:table-cell table:style-name="Таблица2.A1" office:value-type="string">
            <text:p text:style-name="P41">(IP) = 0015</text:p>
          </table:table-cell>
          <table:table-cell table:style-name="Таблица2.A1" office:value-type="string">
            <text:p text:style-name="P41">(IP) = 0018</text:p>
          </table:table-cell>
        </table:table-row>
        <table:table-row table:style-name="Таблица2.6">
          <table:table-cell table:style-name="Таблица2.A1" office:value-type="string">
            <text:p text:style-name="P41">0018</text:p>
          </table:table-cell>
          <table:table-cell table:style-name="Таблица2.A1" office:value-type="string">
            <text:p text:style-name="P41">Mov <text:s/>ah, 9</text:p>
          </table:table-cell>
          <table:table-cell table:style-name="Таблица2.A1" office:value-type="string">
            <text:p text:style-name="P41">B409</text:p>
          </table:table-cell>
          <table:table-cell table:style-name="Таблица2.A1" office:value-type="string">
            <text:p text:style-name="P41">(AX) = 1A07</text:p>
            <text:p text:style-name="P41">(IP) = 0018</text:p>
          </table:table-cell>
          <table:table-cell table:style-name="Таблица2.A1" office:value-type="string">
            <text:p text:style-name="P41">(AX) = 0907</text:p>
            <text:p text:style-name="P41">(IP) = 001A</text:p>
          </table:table-cell>
        </table:table-row>
        <table:table-row table:style-name="Таблица2.7">
          <table:table-cell table:style-name="Таблица2.A1" office:value-type="string">
            <text:p text:style-name="P41">001A</text:p>
          </table:table-cell>
          <table:table-cell table:style-name="Таблица2.A1" office:value-type="string">
            <text:p text:style-name="P41">int <text:s/>21h</text:p>
          </table:table-cell>
          <table:table-cell table:style-name="Таблица2.A1" office:value-type="string">
            <text:p text:style-name="P41">CD21</text:p>
          </table:table-cell>
          <table:table-cell table:style-name="Таблица2.A1" office:value-type="string">
            <text:p text:style-name="P41">(IP) = 001A</text:p>
          </table:table-cell>
          <table:table-cell table:style-name="Таблица2.A1" office:value-type="string">
            <text:p text:style-name="P42">(IP) = 001C</text:p>
          </table:table-cell>
        </table:table-row>
        <table:table-row table:style-name="Таблица2.8">
          <table:table-cell table:style-name="Таблица2.A1" office:value-type="string">
            <text:p text:style-name="P43">001C</text:p>
          </table:table-cell>
          <table:table-cell table:style-name="Таблица2.A1" office:value-type="string">
            <text:p text:style-name="P41">Mov <text:s/>ah, 4ch</text:p>
          </table:table-cell>
          <table:table-cell table:style-name="Таблица2.A1" office:value-type="string">
            <text:p text:style-name="P41">B44C</text:p>
          </table:table-cell>
          <table:table-cell table:style-name="Таблица2.A1" office:value-type="string">
            <text:p text:style-name="P41">(AX) = 0907</text:p>
            <text:p text:style-name="P41">(IP) = <text:span text:style-name="T22">001C</text:span></text:p>
          </table:table-cell>
          <table:table-cell table:style-name="Таблица2.A1" office:value-type="string">
            <text:p text:style-name="P41">(AX) = 4C07</text:p>
            <text:p text:style-name="P41">(IP) = <text:span text:style-name="T22">001E</text:span></text:p>
          </table:table-cell>
        </table:table-row>
        <table:table-row table:style-name="Таблица2.9">
          <table:table-cell table:style-name="Таблица2.A1" office:value-type="string">
            <text:p text:style-name="P41">001E</text:p>
          </table:table-cell>
          <table:table-cell table:style-name="Таблица2.A1" office:value-type="string">
            <text:p text:style-name="P41">int <text:s/>21h</text:p>
          </table:table-cell>
          <table:table-cell table:style-name="Таблица2.A1" office:value-type="string">
            <text:p text:style-name="P41">CD21</text:p>
          </table:table-cell>
          <table:table-cell table:style-name="Таблица2.A1" office:value-type="string">
            <text:p text:style-name="P41">(AX) = 4C07</text:p>
            <text:p text:style-name="P41">(CX) = 00<text:span text:style-name="T22">71</text:span></text:p>
            <text:p text:style-name="P41">(DS) = 1A07</text:p>
            <text:p text:style-name="P41">(IP) = 001E</text:p>
          </table:table-cell>
          <table:table-cell table:style-name="Таблица2.A1" office:value-type="string">
            <text:p text:style-name="P41">(AX) = 0000</text:p>
            <text:p text:style-name="P41">(CX) =0000</text:p>
            <text:p text:style-name="P41">(DS) = 19F5</text:p>
            <text:p text:style-name="P41">(IP) = 0010</text:p>
          </table:table-cell>
        </table:table-row>
      </table:table>
      <text:p text:style-name="P47"><text:span text:style-name="T22"><text:tab/><text:tab/></text:span></text:p>
      <text:p text:style-name="P47"><text:span text:style-name="T22"><text:tab/><text:tab/><text:tab/><text:tab/>Работа с файлом hello2.asm</text:span></text:p>
      <text:p text:style-name="P45"><text:tab/>1.Просмотрен файл hello2.asm и изменены личные данные в соответствии с условием задания (Фамилия, Имя, группа)</text:p>
      <text:p text:style-name="P44">2. Протранслирована программа </text:p>
      <text:p text:style-name="P46"><text:span text:style-name="T9">hello2.asm, с помощью команды:</text:span></text:p>
      <text:p text:style-name="P46"><text:span text:style-name="T9">&gt;masm hello2.asm </text:span></text:p>
      <text:p text:style-name="P44"><text:span text:style-name="T8">После чего были созданы объектный файл, листинг файл и кросс файл </text:span></text:p>
      <text:p text:style-name="P44"><text:span text:style-name="T8">HELLO2.OBJ, HELLO2.LST, HELLO2.CRF</text:span></text:p>
      <text:p text:style-name="P44"><text:span text:style-name="T8">3. Скомпанован объектный файл HELLO2.OBJ, после чего создан исполняемый файл HELLO2.EXE и файл HELLO2.MAP</text:span></text:p>
      <text:p text:style-name="P44"><text:span text:style-name="T8">4. Выполнена программа HELLO2.EXE, вывод программы изображен на Рис. 2.</text:span></text:p>
      <text:p text:style-name="P44"><draw:frame draw:style-name="fr1" draw:name="Изображение2" text:anchor-type="char" svg:width="16.665cm" svg:height="1.995cm" draw:z-index="1"><draw:image xlink:href="Pictures/10000000000001460000002FC63AAA8C7D7D14C0.png" xlink:type="simple" xlink:show="embed" xlink:actuate="onLoad" draw:mime-type="image/png"/></draw:frame><text:span text:style-name="T8">Рис. 2 Вывод программы hello2.exe</text:span></text:p>
      <text:p text:style-name="P44"><text:soft-page-break/><text:span text:style-name="T8">6. С помощью команды</text:span></text:p>
      <text:p text:style-name="P44"><text:span text:style-name="T8">&gt;afdpro hello2.exe </text:span></text:p>
      <text:p text:style-name="P44"><text:span text:style-name="T8">был запущен отладчик.</text:span></text:p>
      <text:p text:style-name="P46"><text:span text:style-name="T9">7. </text:span><text:span text:style-name="T8">Начальное содержимое сегментных регистров</text:span></text:p>
      <text:p text:style-name="P46"><text:span text:style-name="T8">CS = 1</text:span><text:span text:style-name="T11">A</text:span><text:span text:style-name="T8">0</text:span><text:span text:style-name="T12">B</text:span><text:span text:style-name="T8">, DS = 19</text:span><text:span text:style-name="T11">F</text:span><text:span text:style-name="T8">5, ES = 19</text:span><text:span text:style-name="T11">F</text:span><text:span text:style-name="T8">5, SS = 1</text:span><text:span text:style-name="T11">A</text:span><text:span text:style-name="T8">05.</text:span></text:p>
      <text:p text:style-name="P4"/>
      <text:p text:style-name="P19"><text:span text:style-name="T8">Таблица 2- исполнение файла </text:span><text:span text:style-name="T11">hello</text:span><text:span text:style-name="T8">2.</text:span><text:span text:style-name="T11">asm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20">Адрес команды</text:p>
          </table:table-cell>
          <table:table-cell table:style-name="Таблица3.A1" table:number-rows-spanned="2" office:value-type="string">
            <text:p text:style-name="P20">Символический код команды</text:p>
          </table:table-cell>
          <table:table-cell table:style-name="Таблица3.A1" table:number-rows-spanned="2" office:value-type="string">
            <text:p text:style-name="P20">16-ричный код команды</text:p>
          </table:table-cell>
          <table:table-cell table:style-name="Таблица3.A1" table:number-columns-spanned="2" office:value-type="string">
            <text:p text:style-name="P20">Содержимое регистров и ячеек памяти</text:p>
          </table:table-cell>
          <table:covered-table-cell/>
        </table:table-row>
        <table:table-row table:style-name="Таблица3.2"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office:value-type="string">
            <text:p text:style-name="P20">До выполнения</text:p>
          </table:table-cell>
          <table:table-cell table:style-name="Таблица3.A1" office:value-type="string">
            <text:p text:style-name="P20">После выполнения</text:p>
          </table:table-cell>
        </table:table-row>
        <table:table-row table:style-name="Таблица3.3">
          <table:table-cell table:style-name="Таблица3.A1" office:value-type="string">
            <text:p text:style-name="P20">0005</text:p>
          </table:table-cell>
          <table:table-cell table:style-name="Таблица3.A1" office:value-type="string">
            <text:p text:style-name="P41"><text:span text:style-name="T22">PUSH</text:span> <text:s/>DS</text:p>
          </table:table-cell>
          <table:table-cell table:style-name="Таблица3.A1" office:value-type="string">
            <text:p text:style-name="P41">1E</text:p>
          </table:table-cell>
          <table:table-cell table:style-name="Таблица3.A1" office:value-type="string">
            <text:p text:style-name="P41">Stack:</text:p>
            <text:p text:style-name="P41">+0 0000</text:p>
            <text:p text:style-name="P41">(SP) = 0018</text:p>
            <text:p text:style-name="P41">(IP) = 0005</text:p>
          </table:table-cell>
          <table:table-cell table:style-name="Таблица3.A1" office:value-type="string">
            <text:p text:style-name="P41">Stack:</text:p>
            <text:p text:style-name="P41">+0 19F5</text:p>
            <text:p text:style-name="P41">(SP) = 0016</text:p>
            <text:p text:style-name="P41">(IP) = 0006</text:p>
          </table:table-cell>
        </table:table-row>
        <table:table-row table:style-name="Таблица3.4">
          <table:table-cell table:style-name="Таблица3.A1" office:value-type="string">
            <text:p text:style-name="P41">0006</text:p>
          </table:table-cell>
          <table:table-cell table:style-name="Таблица3.A1" office:value-type="string">
            <text:p text:style-name="P41"><text:span text:style-name="T22">SUB</text:span> <text:s text:c="2"/>AX,AX</text:p>
          </table:table-cell>
          <table:table-cell table:style-name="Таблица3.A1" office:value-type="string">
            <text:p text:style-name="P41">2BC0</text:p>
          </table:table-cell>
          <table:table-cell table:style-name="Таблица3.A1" office:value-type="string">
            <text:p text:style-name="P21"><text:span text:style-name="T16"><text:s/>(IP)</text:span><text:span text:style-name="T17"> </text:span><text:span text:style-name="T16">= 0006</text:span></text:p>
          </table:table-cell>
          <table:table-cell table:style-name="Таблица3.A1" office:value-type="string">
            <text:p text:style-name="P41">(IP) = 0008</text:p>
          </table:table-cell>
        </table:table-row>
        <table:table-row table:style-name="Таблица3.5">
          <table:table-cell table:style-name="Таблица3.A1" office:value-type="string">
            <text:p text:style-name="P41">0008</text:p>
          </table:table-cell>
          <table:table-cell table:style-name="Таблица3.A1" office:value-type="string">
            <text:p text:style-name="P41"><text:span text:style-name="T22">PUSH</text:span> <text:s/>AX</text:p>
          </table:table-cell>
          <table:table-cell table:style-name="Таблица3.A1" office:value-type="string">
            <text:p text:style-name="P41">50</text:p>
          </table:table-cell>
          <table:table-cell table:style-name="Таблица3.A1" office:value-type="string">
            <text:p text:style-name="P41">Stack:</text:p>
            <text:p text:style-name="P41">+0 19F5</text:p>
            <text:p text:style-name="P41">+2 0000</text:p>
            <text:p text:style-name="P41">(IP) = 0008</text:p>
            <text:p text:style-name="P41">(SP) = 0016</text:p>
          </table:table-cell>
          <table:table-cell table:style-name="Таблица3.A1" office:value-type="string">
            <text:p text:style-name="P41">Stack:</text:p>
            <text:p text:style-name="P41">+0 0000</text:p>
            <text:p text:style-name="P41">+2 19F5</text:p>
            <text:p text:style-name="P41">(IP) = 0009</text:p>
            <text:p text:style-name="P41">(SP) = 0014</text:p>
          </table:table-cell>
        </table:table-row>
        <table:table-row table:style-name="Таблица3.6">
          <table:table-cell table:style-name="Таблица3.A1" office:value-type="string">
            <text:p text:style-name="P41">0009</text:p>
          </table:table-cell>
          <table:table-cell table:style-name="Таблица3.A1" office:value-type="string">
            <text:p text:style-name="P41"><text:span text:style-name="T22">MOV</text:span> <text:s text:c="2"/>AX,DATA</text:p>
          </table:table-cell>
          <table:table-cell table:style-name="Таблица3.A1" office:value-type="string">
            <text:p text:style-name="P41">B8071A</text:p>
          </table:table-cell>
          <table:table-cell table:style-name="Таблица3.A1" office:value-type="string">
            <text:p text:style-name="P41"><text:s/>(IP) = 0009</text:p>
            <text:p text:style-name="P41"><text:s/>(AX) = 0000</text:p>
          </table:table-cell>
          <table:table-cell table:style-name="Таблица3.A1" office:value-type="string">
            <text:p text:style-name="P41"><text:s/>(IP) = 000C</text:p>
            <text:p text:style-name="P41"><text:s/>(AX) = 1A07</text:p>
          </table:table-cell>
        </table:table-row>
        <table:table-row table:style-name="Таблица3.7">
          <table:table-cell table:style-name="Таблица3.A1" office:value-type="string">
            <text:p text:style-name="P41">000C</text:p>
          </table:table-cell>
          <table:table-cell table:style-name="Таблица3.A1" office:value-type="string">
            <text:p text:style-name="P41"><text:span text:style-name="T22">MOV</text:span> <text:s text:c="2"/>DS,AX</text:p>
          </table:table-cell>
          <table:table-cell table:style-name="Таблица3.A1" office:value-type="string">
            <text:p text:style-name="P41">8ED8</text:p>
          </table:table-cell>
          <table:table-cell table:style-name="Таблица3.A1" office:value-type="string">
            <text:p text:style-name="P41"><text:s/>(IP) = 000C</text:p>
            <text:p text:style-name="P41">(DS) = <text:span text:style-name="T22">19F5</text:span></text:p>
          </table:table-cell>
          <table:table-cell table:style-name="Таблица3.A1" office:value-type="string">
            <text:p text:style-name="P41"><text:s/>(IP) = 000E</text:p>
            <text:p text:style-name="P41">(DS) = 1A07</text:p>
          </table:table-cell>
        </table:table-row>
        <table:table-row table:style-name="Таблица3.8">
          <table:table-cell table:style-name="Таблица3.A1" office:value-type="string">
            <text:p text:style-name="P41">000E</text:p>
          </table:table-cell>
          <table:table-cell table:style-name="Таблица3.A1" office:value-type="string">
            <text:p text:style-name="P41"><text:span text:style-name="T22">MOV</text:span> DX, <text:span text:style-name="T22">0000</text:span></text:p>
          </table:table-cell>
          <table:table-cell table:style-name="Таблица3.A1" office:value-type="string">
            <text:p text:style-name="P41">BA0000</text:p>
          </table:table-cell>
          <table:table-cell table:style-name="Таблица3.A1" office:value-type="string">
            <text:p text:style-name="P41"><text:s/>(IP) = 000E</text:p>
          </table:table-cell>
          <table:table-cell table:style-name="Таблица3.A1" office:value-type="string">
            <text:p text:style-name="P41">(IP) = 0011</text:p>
          </table:table-cell>
        </table:table-row>
        <table:table-row table:style-name="Таблица3.9">
          <table:table-cell table:style-name="Таблица3.A1" office:value-type="string">
            <text:p text:style-name="P41">0011</text:p>
          </table:table-cell>
          <table:table-cell table:style-name="Таблица3.A1" office:value-type="string">
            <text:p text:style-name="P43">CALL 0000</text:p>
          </table:table-cell>
          <table:table-cell table:style-name="Таблица3.A1" office:value-type="string">
            <text:p text:style-name="P41">E8ECFF</text:p>
          </table:table-cell>
          <table:table-cell table:style-name="Таблица3.A1" office:value-type="string">
            <text:p text:style-name="P41">Stack:</text:p>
            <text:p text:style-name="P41">+0 0000</text:p>
            <text:p text:style-name="P41">+2 19F5</text:p>
            <text:p text:style-name="P41"><text:soft-page-break/>+4 0000</text:p>
            <text:p text:style-name="P41">(IP) = 0011</text:p>
            <text:p text:style-name="P41">(SP) = 0014</text:p>
          </table:table-cell>
          <table:table-cell table:style-name="Таблица3.A1" office:value-type="string">
            <text:p text:style-name="P41">Stack:</text:p>
            <text:p text:style-name="P41">+0 0014</text:p>
            <text:p text:style-name="P41">+2 0000</text:p>
            <text:p text:style-name="P41"><text:soft-page-break/>+4 19F5</text:p>
            <text:p text:style-name="P41">(IP) = 0000</text:p>
            <text:p text:style-name="P41">(SP) = 0012</text:p>
          </table:table-cell>
        </table:table-row>
        <table:table-row table:style-name="Таблица3.10">
          <table:table-cell table:style-name="Таблица3.A1" office:value-type="string">
            <text:p text:style-name="P41">0000</text:p>
          </table:table-cell>
          <table:table-cell table:style-name="Таблица3.A1" office:value-type="string">
            <text:p text:style-name="P41"><text:span text:style-name="T22">MOV</text:span> <text:s text:c="2"/>AH, <text:span text:style-name="T22">0</text:span>9</text:p>
          </table:table-cell>
          <table:table-cell table:style-name="Таблица3.A1" office:value-type="string">
            <text:p text:style-name="P41">B409</text:p>
          </table:table-cell>
          <table:table-cell table:style-name="Таблица3.A1" office:value-type="string">
            <text:p text:style-name="P41">(IP) = 0000</text:p>
            <text:p text:style-name="P41">(AX) = 1A07 </text:p>
          </table:table-cell>
          <table:table-cell table:style-name="Таблица3.A1" office:value-type="string">
            <text:p text:style-name="P41">(IP) = 0002</text:p>
            <text:p text:style-name="P41">(AX) =0907</text:p>
          </table:table-cell>
        </table:table-row>
        <table:table-row table:style-name="Таблица3.10">
          <table:table-cell table:style-name="Таблица3.A1" office:value-type="string">
            <text:p text:style-name="P41">0002</text:p>
          </table:table-cell>
          <table:table-cell table:style-name="Таблица3.A1" office:value-type="string">
            <text:p text:style-name="P41"><text:span text:style-name="T22">INT</text:span> <text:s text:c="2"/>21</text:p>
          </table:table-cell>
          <table:table-cell table:style-name="Таблица3.A1" office:value-type="string">
            <text:p text:style-name="P41">CD21</text:p>
          </table:table-cell>
          <table:table-cell table:style-name="Таблица3.A1" office:value-type="string">
            <text:p text:style-name="P41"><text:s/>(IP) = 0002</text:p>
          </table:table-cell>
          <table:table-cell table:style-name="Таблица3.A1" office:value-type="string">
            <text:p text:style-name="P41"><text:s/>(IP) = 0004</text:p>
          </table:table-cell>
        </table:table-row>
        <table:table-row table:style-name="Таблица3.10">
          <table:table-cell table:style-name="Таблица3.A1" office:value-type="string">
            <text:p text:style-name="P41">0004</text:p>
          </table:table-cell>
          <table:table-cell table:style-name="Таблица3.A1" office:value-type="string">
            <text:p text:style-name="P43">RET</text:p>
          </table:table-cell>
          <table:table-cell table:style-name="Таблица3.A1" office:value-type="string">
            <text:p text:style-name="P41">C3</text:p>
          </table:table-cell>
          <table:table-cell table:style-name="Таблица3.A1" office:value-type="string">
            <text:p text:style-name="P41">Stack:</text:p>
            <text:p text:style-name="P41">+0 0014</text:p>
            <text:p text:style-name="P41">+2 0000</text:p>
            <text:p text:style-name="P41">+4 19F5</text:p>
            <text:p text:style-name="P41">(IP) = 0004</text:p>
            <text:p text:style-name="P41">(SP) = 0012</text:p>
          </table:table-cell>
          <table:table-cell table:style-name="Таблица3.A1" office:value-type="string">
            <text:p text:style-name="P41">Stack:</text:p>
            <text:p text:style-name="P41">+0 0000</text:p>
            <text:p text:style-name="P41">+2 19F5</text:p>
            <text:p text:style-name="P41">+4 0000</text:p>
            <text:p text:style-name="P41">(IP) = 0014</text:p>
            <text:p text:style-name="P41">(SP) = 0014</text:p>
          </table:table-cell>
        </table:table-row>
        <table:table-row table:style-name="Таблица3.10">
          <table:table-cell table:style-name="Таблица3.A1" office:value-type="string">
            <text:p text:style-name="P41">0014</text:p>
          </table:table-cell>
          <table:table-cell table:style-name="Таблица3.A1" office:value-type="string">
            <text:p text:style-name="P41"><text:span text:style-name="T22">MOV</text:span> DX, <text:span text:style-name="T22">0010</text:span></text:p>
          </table:table-cell>
          <table:table-cell table:style-name="Таблица3.A1" office:value-type="string">
            <text:p text:style-name="P41">BA1000</text:p>
          </table:table-cell>
          <table:table-cell table:style-name="Таблица3.A1" office:value-type="string">
            <text:p text:style-name="P41"><text:s/>(IP) = 0014</text:p>
            <text:p text:style-name="P41">(DX) = 0000</text:p>
          </table:table-cell>
          <table:table-cell table:style-name="Таблица3.A1" office:value-type="string">
            <text:p text:style-name="P41"><text:s/>(IP) = 0017</text:p>
            <text:p text:style-name="P41">(DX) =0010</text:p>
          </table:table-cell>
        </table:table-row>
        <table:table-row table:style-name="Таблица3.10">
          <table:table-cell table:style-name="Таблица3.A1" office:value-type="string">
            <text:p text:style-name="P41">0017</text:p>
          </table:table-cell>
          <table:table-cell table:style-name="Таблица3.A1" office:value-type="string">
            <text:p text:style-name="P43">CALL 0000</text:p>
          </table:table-cell>
          <table:table-cell table:style-name="Таблица3.A1" office:value-type="string">
            <text:p text:style-name="P41">E8E6FF</text:p>
          </table:table-cell>
          <table:table-cell table:style-name="Таблица3.A1" office:value-type="string">
            <text:p text:style-name="P41">Stack:</text:p>
            <text:p text:style-name="P41">+0 0000</text:p>
            <text:p text:style-name="P41">+2 19F5</text:p>
            <text:p text:style-name="P41">+4 0000</text:p>
            <text:p text:style-name="P41">(IP) = 0017</text:p>
            <text:p text:style-name="P41">(SP) = 0014</text:p>
          </table:table-cell>
          <table:table-cell table:style-name="Таблица3.A1" office:value-type="string">
            <text:p text:style-name="P41">Stack:</text:p>
            <text:p text:style-name="P41">+0 001A</text:p>
            <text:p text:style-name="P41">+2 0000</text:p>
            <text:p text:style-name="P41">+4 19F5</text:p>
            <text:p text:style-name="P41">(IP) = 0000</text:p>
            <text:p text:style-name="P41">(SP) = 0012</text:p>
          </table:table-cell>
        </table:table-row>
        <table:table-row table:style-name="Таблица3.15">
          <table:table-cell table:style-name="Таблица3.A1" office:value-type="string">
            <text:p text:style-name="P41">0000</text:p>
          </table:table-cell>
          <table:table-cell table:style-name="Таблица3.A1" office:value-type="string">
            <text:p text:style-name="P41"><text:span text:style-name="T22">MOV</text:span> <text:s text:c="2"/>AH,9</text:p>
          </table:table-cell>
          <table:table-cell table:style-name="Таблица3.A1" office:value-type="string">
            <text:p text:style-name="P41">B409</text:p>
          </table:table-cell>
          <table:table-cell table:style-name="Таблица3.A1" office:value-type="string">
            <text:p text:style-name="P41"><text:s/>(IP) = 0000</text:p>
          </table:table-cell>
          <table:table-cell table:style-name="Таблица3.A1" office:value-type="string">
            <text:p text:style-name="P41"><text:s/>(IP) = 0002</text:p>
            <text:p text:style-name="P20"/>
          </table:table-cell>
        </table:table-row>
        <table:table-row table:style-name="Таблица3.15">
          <table:table-cell table:style-name="Таблица3.A1" office:value-type="string">
            <text:p text:style-name="P41">0002</text:p>
          </table:table-cell>
          <table:table-cell table:style-name="Таблица3.A1" office:value-type="string">
            <text:p text:style-name="P41"><text:span text:style-name="T22">INT</text:span> <text:s text:c="2"/>21</text:p>
          </table:table-cell>
          <table:table-cell table:style-name="Таблица3.A1" office:value-type="string">
            <text:p text:style-name="P41">CD21</text:p>
          </table:table-cell>
          <table:table-cell table:style-name="Таблица3.A1" office:value-type="string">
            <text:p text:style-name="P41"><text:s/>(IP) = 0001</text:p>
          </table:table-cell>
          <table:table-cell table:style-name="Таблица3.A1" office:value-type="string">
            <text:p text:style-name="P41"><text:s/>(IP) = 0004</text:p>
            <text:p text:style-name="P20"/>
          </table:table-cell>
        </table:table-row>
        <table:table-row table:style-name="Таблица3.15">
          <table:table-cell table:style-name="Таблица3.A1" office:value-type="string">
            <text:p text:style-name="P41">0004</text:p>
          </table:table-cell>
          <table:table-cell table:style-name="Таблица3.A1" office:value-type="string">
            <text:p text:style-name="P43">RET</text:p>
          </table:table-cell>
          <table:table-cell table:style-name="Таблица3.A1" office:value-type="string">
            <text:p text:style-name="P41">C3</text:p>
          </table:table-cell>
          <table:table-cell table:style-name="Таблица3.A1" office:value-type="string">
            <text:p text:style-name="P41">Stack:</text:p>
            <text:p text:style-name="P41">+0 001A</text:p>
            <text:p text:style-name="P41">+2 0000</text:p>
            <text:p text:style-name="P41">+4 19F5</text:p>
            <text:p text:style-name="P41">(IP) = 0004</text:p>
            <text:p text:style-name="P41"><text:soft-page-break/>(SP) = 0012</text:p>
          </table:table-cell>
          <table:table-cell table:style-name="Таблица3.A1" office:value-type="string">
            <text:p text:style-name="P41">Stack:</text:p>
            <text:p text:style-name="P41">+0 0000</text:p>
            <text:p text:style-name="P41">+2 19F5</text:p>
            <text:p text:style-name="P41">+4 0000</text:p>
            <text:p text:style-name="P41">(IP) = 001A</text:p>
            <text:p text:style-name="P41"><text:soft-page-break/>(SP) = 0014</text:p>
          </table:table-cell>
        </table:table-row>
        <table:table-row table:style-name="Таблица3.15">
          <table:table-cell table:style-name="Таблица3.A1" office:value-type="string">
            <text:p text:style-name="P41">001A</text:p>
          </table:table-cell>
          <table:table-cell table:style-name="Таблица3.A1" office:value-type="string">
            <text:p text:style-name="P43">RET Far</text:p>
          </table:table-cell>
          <table:table-cell table:style-name="Таблица3.A1" office:value-type="string">
            <text:p text:style-name="P41">CB</text:p>
          </table:table-cell>
          <table:table-cell table:style-name="Таблица3.A1" office:value-type="string">
            <text:p text:style-name="P41">Stack:</text:p>
            <text:p text:style-name="P41">+0 0000</text:p>
            <text:p text:style-name="P41">+2 19F5</text:p>
            <text:p text:style-name="P41">+4 0000</text:p>
            <text:p text:style-name="P41">+6 0000</text:p>
            <text:p text:style-name="P41">(IP) = 001A</text:p>
            <text:p text:style-name="P41">(SP) = 0014</text:p>
            <text:p text:style-name="P41">(CS) = 1A0A</text:p>
          </table:table-cell>
          <table:table-cell table:style-name="Таблица3.A1" office:value-type="string">
            <text:p text:style-name="P41">Stack:</text:p>
            <text:p text:style-name="P41">+0 0000</text:p>
            <text:p text:style-name="P41">+2 0000</text:p>
            <text:p text:style-name="P41">+4 0000</text:p>
            <text:p text:style-name="P41">+6 0000</text:p>
            <text:p text:style-name="P41">(IP) = 0000</text:p>
            <text:p text:style-name="P41">(SP) = 0018</text:p>
            <text:p text:style-name="P41">(CS) = 19F5</text:p>
          </table:table-cell>
        </table:table-row>
        <table:table-row table:style-name="Таблица3.15">
          <table:table-cell table:style-name="Таблица3.A1" office:value-type="string">
            <text:p text:style-name="P41">0000</text:p>
          </table:table-cell>
          <table:table-cell table:style-name="Таблица3.A1" office:value-type="string">
            <text:p text:style-name="P41">I<text:span text:style-name="T22">NT</text:span> 20</text:p>
          </table:table-cell>
          <table:table-cell table:style-name="Таблица3.A1" office:value-type="string">
            <text:p text:style-name="P41">CD20</text:p>
          </table:table-cell>
          <table:table-cell table:style-name="Таблица3.A1" office:value-type="string">
            <text:p text:style-name="P41"><text:s/>(AX) = 0907</text:p>
            <text:p text:style-name="P41">(DX) = 0010</text:p>
            <text:p text:style-name="P41">(IP) = 0000</text:p>
            <text:p text:style-name="P41">(CS) = 19F5</text:p>
            <text:p text:style-name="P41">(DS) = 1A07</text:p>
          </table:table-cell>
          <table:table-cell table:style-name="Таблица3.A1" office:value-type="string">
            <text:p text:style-name="P41"><text:s/>(AX) = 0000</text:p>
            <text:p text:style-name="P41">(DX) = 0000</text:p>
            <text:p text:style-name="P41">(IP) = 0005</text:p>
            <text:p text:style-name="P41">(CS) = 1A0<text:span text:style-name="T22">B</text:span></text:p>
            <text:p text:style-name="P41">(DS) =19F5</text:p>
          </table:table-cell>
        </table:table-row>
      </table:table>
      <text:p text:style-name="P22"/>
      <text:p text:style-name="P22"/>
      <text:p text:style-name="P37">Программный код см. в приложении А.</text:p>
      <text:p text:style-name="P37">Файлы диагностических сообщений см. в приложении Б.</text:p>
      <text:h text:style-name="P8" text:outline-level="2"/>
      <text:h text:style-name="Heading_20_2" text:outline-level="2">Выводы.</text:h>
      <text:p text:style-name="Text_20_body_20__28_user_29_">В ходе выполнения работы был получен навыки трансляции отладки и запуска программ на языке Ассемблера.</text:p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Text_20_body_20__28_user_29_"/>
      <text:p text:style-name="Standard_20__28_user_29_">Название файла: <text:span text:style-name="T16">hello</text:span>1.<text:span text:style-name="T16">asm</text:span></text:p>
      <text:p text:style-name="P5">; HELLO1.ASM - <text:s/>ÈiÈeÈfÈdÈoÈZÈcÈcÈUÈu ÈWÈZÈfÈgÈ^Èu ÈiÈmÈZÈVÈcÈdÈ_ ÈeÈfÈdÈXÈfÈUÈbÈbÈq ÈaÈUÈV.ÈfÈUÈV. N1</text:p>
      <text:p text:style-name="P5">; <text:s text:c="14"/>ÈeÈd ÈYÈ^ÈgÈlÈ^ÈeÈaÈ^ÈcÈZ "ÇóÈfÈkÈ^ÈhÈZÈ`ÈhÈiÈfÈU È`ÈdÈbÈeÈrÈtÈhÈZÈfÈU"</text:p>
      <text:p text:style-name="P5">; *****************************************************************</text:p>
      <text:p text:style-name="P5">; ÈBÈUÈ]ÈcÈUÈmÈZÈcÈ^ÈZ: ÈDÈfÈdÈXÈfÈUÈbÈbÈU ÈjÈdÈfÈbÈ^ÈfÈiÈZÈh È^ ÈWÈqÈWÈdÈYÈ^Èh ÈcÈU ÈsÈ`ÈfÈUÈc ÈeÈfÈ^ÈWÈZÈhÈgÈhÈWÈ^ÈZ</text:p>
      <text:p text:style-name="P5">; <text:s text:c="12"/>ÈeÈdÈaÈrÈ]ÈdÈWÈUÈhÈZÈaÈu Èg ÈeÈdÈbÈdÈoÈrÈt ÈjÈiÈcÈ`ÈlÈ^È^ Ç÷ÈCÈF "ÇõÈqÈWÈdÈY ÈgÈhÈfÈdÈ`È^"</text:p>
      <text:p text:style-name="P5">; <text:s text:c="12"/>(ÈcÈdÈbÈZÈf 09 ÈeÈfÈZÈfÈqÈWÈUÈcÈ^ÈZ 21h), È`ÈdÈhÈdÈfÈUÈu:</text:p>
      <text:p text:style-name="P5">; <text:s text:c="13"/>- ÈdÈVÈZÈgÈeÈZÈmÈ^ÈWÈUÈZÈh ÈWÈqÈWÈdÈY ÈcÈU ÈsÈ`ÈfÈUÈc ÈgÈhÈfÈdÈ`È^ ÈgÈ^ÈbÈWÈdÈaÈdÈW,</text:p>
      <text:p text:style-name="P5">; <text:s text:c="15"/>È]ÈUÈ`ÈUÈcÈmÈ^ÈWÈUÈtÈoÈZÈ_ÈgÈu È]ÈcÈUÈ`ÈdÈb "$";</text:p>
      <text:p text:style-name="P5">; <text:s text:c="13"/>- ÈhÈfÈZÈVÈiÈZÈh È]ÈUÈYÈUÈcÈ^Èu ÈW ÈfÈZÈXÈ^ÈgÈhÈfÈZ ah ÈcÈdÈbÈZÈfÈU ÈjÈiÈcÈ`ÈlÈ^È^=09h,</text:p>
      <text:p text:style-name="P5">; <text:s text:c="15"/>ÈU ÈW ÈfÈZÈXÈ^ÈgÈhÈfÈZ dx - <text:s/>ÈgÈbÈZÈoÈZÈcÈ^Èu <text:s/>ÈUÈYÈfÈZÈgÈU <text:s/>ÈWÈqÈWÈdÈYÈ^ÈbÈdÈ_</text:p>
      <text:p text:style-name="P5">; <text:s text:c="15"/>ÈgÈhÈfÈdÈ`È^;</text:p>
      <text:p text:style-name="P5">; <text:s text:c="13"/>- È^ÈgÈeÈdÈaÈrÈ]ÈiÈZÈh ÈfÈZÈXÈ^ÈgÈhÈf <text:s/>ax <text:s/>È^ <text:s/>ÈcÈZ ÈgÈdÈkÈfÈUÈcÈuÈZÈh ÈZÈXÈd</text:p>
      <text:p text:style-name="P5">; <text:s text:c="15"/>ÈgÈdÈYÈZÈfÈ\È^ÈbÈdÈZ.</text:p>
      <text:p text:style-name="P5">; ******************************************************************</text:p>
      <text:p text:style-name="P5"/>
      <text:p text:style-name="P5"><text:s text:c="3"/>DOSSEG <text:s text:c="37"/>; ÇûÈUÈYÈUÈcÈ^ÈZ ÈgÈZÈXÈbÈZÈcÈhÈdÈW ÈeÈdÈY Ç÷ÈCÈF</text:p>
      <text:p text:style-name="P5"><text:s text:c="3"/>.MODEL <text:s/>SMALL <text:s text:c="30"/>; ÈAÈdÈYÈZÈaÈr ÈeÈUÈbÈuÈhÈ^-SMALL(ÈAÈUÈaÈUÈu)</text:p>
      <text:p text:style-name="P5"><text:s text:c="3"/>.STACK <text:s/>100h <text:s text:c="31"/>; ÈCÈhÈWÈZÈgÈhÈ^ ÈeÈdÈY ÈFÈhÈZÈ` 256 ÈVÈUÈ_Èh</text:p>
      <text:p text:style-name="P5"><text:s text:c="3"/>.DATA <text:s text:c="38"/>; ÈBÈUÈmÈUÈaÈd ÈgÈZÈXÈbÈZÈcÈhÈU ÈYÈUÈcÈcÈqÈk</text:p>
      <text:p text:style-name="P5">Greeting <text:s/>LABEL <text:s/>BYTE <text:s text:c="25"/>; ÈGÈZÈ`ÈgÈh <text:s/>ÈeÈfÈ^ÈWÈZÈhÈgÈhÈWÈ^Èu</text:p>
      <text:p text:style-name="P5"><text:s text:c="3"/>DB 'ÇõÈUÈg ÈeÈfÈ^ÈWÈZÈhÈgÈhÈWÈiÈZÈh ÈgÈh.ÈXÈf.1383 - ÈIÈZÈYÈdÈfÈdÈWÈU ÈCÈ`ÈgÈUÈcÈU',13,10,'$'</text:p>
      <text:p text:style-name="P5"><text:s text:c="3"/>.CODE <text:s text:c="31"/>; ÈBÈUÈmÈUÈaÈd ÈgÈZÈXÈbÈZÈcÈhÈU È`ÈdÈYÈU</text:p>
      <text:p text:style-name="P5"><text:s text:c="3"/>mov <text:s/>ax, @data <text:s text:c="23"/>; ÇûÈUÈXÈfÈiÈ]È`ÈU ÈW DS ÈUÈYÈfÈZÈgÈU ÈcÈUÈmÈUÈaÈU</text:p>
      <text:p text:style-name="P5"><text:s text:c="3"/>mov <text:s/>ds, ax <text:s text:c="26"/>; ÈgÈZÈXÈbÈZÈcÈhÈU ÈYÈUÈcÈcÈqÈk</text:p>
      <text:p text:style-name="P5"><text:s text:c="3"/>mov <text:s/>dx, OFFSET Greeting <text:s text:c="13"/>; ÇûÈUÈXÈfÈiÈ]È`ÈU ÈW dx ÈgÈbÈZÈoÈZÈcÈ^Èu</text:p>
      <text:p text:style-name="P5"><text:s text:c="40"/>; ÈUÈYÈfÈZÈgÈU ÈhÈZÈ`ÈgÈhÈU ÈeÈfÈ^ÈWÈZÈhÈgÈhÈWÈ^Èu</text:p>
      <text:p text:style-name="P5">DisplayGreeting:</text:p>
      <text:p text:style-name="P5"><text:s text:c="3"/>mov <text:s/>ah, 9 <text:s text:c="27"/>; # ÈjÈiÈcÈ`ÈlÈ^È^ Ç÷ÈCÈF ÈeÈZÈmÈUÈhÈ^ ÈgÈhÈfÈdÈ`È^</text:p>
      <text:p text:style-name="P5"><text:soft-page-break/><text:s text:c="3"/>int <text:s/>21h <text:s text:c="28"/>; ÈWÈqÈWÈdÈY ÈcÈU ÈsÈ`ÈfÈUÈc <text:s/>ÈeÈfÈ^ÈWÈZÈhÈgÈhÈWÈ^Èu</text:p>
      <text:p text:style-name="P5"><text:s text:c="3"/>mov <text:s/>ah, 4ch <text:s text:c="25"/>; # ÈjÈiÈcÈ`ÈlÈ^È^ Ç÷ÈCÈF È]ÈUÈWÈZÈfÈnÈZÈcÈ^Èu ÈeÈfÈdÈXÈfÈUÈbÈbÈq</text:p>
      <text:p text:style-name="P5"><text:s text:c="3"/>int <text:s/>21h <text:s text:c="28"/>; È]ÈUÈWÈZÈfÈnÈZÈcÈ^ÈZ ÈeÈfÈdÈXÈfÈUÈbÈbÈq È^ ÈWÈqÈkÈdÈY ÈW Ç÷ÈCÈF</text:p>
      <text:p text:style-name="P5"><text:s text:c="3"/>END</text:p>
      <text:p text:style-name="P6"/>
      <text:p text:style-name="P6"/>
      <text:p text:style-name="Standard_20__28_user_29_">Название файла: <text:span text:style-name="T16">hello</text:span>2.<text:span text:style-name="T16">asm</text:span></text:p>
      <text:p text:style-name="P5"><text:s/>; HELLO2 - Учебная программа N2 <text:s/>лаб.раб.#1 по дисциплине "Архитектура компьютера"</text:p>
      <text:p text:style-name="P5">; <text:s text:c="9"/>Программа использует процедуру для печати строки</text:p>
      <text:p text:style-name="P5">;</text:p>
      <text:p text:style-name="P5">; <text:s text:c="5"/>ТЕКСТ <text:s/>ПРОГРАММЫ</text:p>
      <text:p text:style-name="P5"/>
      <text:p text:style-name="P5">EOFLine <text:s/>EQU <text:s/>'$' <text:s text:c="8"/>; Определение символьной константы</text:p>
      <text:p text:style-name="P5"><text:s text:c="26"/>; <text:s text:c="4"/>"Конец строки"</text:p>
      <text:p text:style-name="P5"/>
      <text:p text:style-name="P5">; Стек <text:s/>программы</text:p>
      <text:p text:style-name="P5"/>
      <text:p text:style-name="P5">ASSUME CS:CODE, SS:AStack</text:p>
      <text:p text:style-name="P5"/>
      <text:p text:style-name="P5">AStack <text:s text:c="3"/>SEGMENT <text:s/>STACK</text:p>
      <text:p text:style-name="P5"><text:s text:c="10"/>DW 12 DUP('!') <text:s text:c="3"/>; Отводится 12 слов памяти</text:p>
      <text:p text:style-name="P5">AStack <text:s text:c="3"/>ENDS</text:p>
      <text:p text:style-name="P5"/>
      <text:p text:style-name="P5">; Данные программы</text:p>
      <text:p text:style-name="P5"/>
      <text:p text:style-name="P5">DATA <text:s text:c="5"/>SEGMENT</text:p>
      <text:p text:style-name="P5"/>
      <text:p text:style-name="P5">; <text:s/>Директивы описания данных</text:p>
      <text:p text:style-name="P5"/>
      <text:p text:style-name="P5">HELLO <text:s text:c="4"/>DB 'Hello Worlds!', 0AH, 0DH,EOFLine</text:p>
      <text:p text:style-name="P5">GREETING <text:s/>DB 'Student from 1383 - Fedorova Oksana $'</text:p>
      <text:p text:style-name="P5">DATA <text:s text:c="5"/>ENDS</text:p>
      <text:p text:style-name="P5"/>
      <text:p text:style-name="P5">; Код программы</text:p>
      <text:p text:style-name="P5"/>
      <text:p text:style-name="P5">CODE <text:s text:c="5"/>SEGMENT</text:p>
      <text:p text:style-name="P5">; Процедура печати строки</text:p>
      <text:p text:style-name="P5">WriteMsg <text:s/>PROC <text:s/>NEAR</text:p>
      <text:p text:style-name="P5"><text:s text:c="10"/>mov <text:s text:c="2"/>AH,9</text:p>
      <text:p text:style-name="P5"><text:s text:c="10"/>int <text:s text:c="2"/>21h <text:s/>; Вызов функции DOS по прерыванию</text:p>
      <text:p text:style-name="P5"><text:s text:c="10"/>ret</text:p>
      <text:p text:style-name="P5">WriteMsg <text:s/>ENDP</text:p>
      <text:p text:style-name="P5"/>
      <text:p text:style-name="P5">; Головная процедура</text:p>
      <text:p text:style-name="P5">Main <text:s text:c="5"/>PROC <text:s/>FAR</text:p>
      <text:p text:style-name="P5"><text:s text:c="10"/>push <text:s/>DS <text:s text:c="6"/>;\ <text:s/>Сохранение адреса начала PSP в стеке</text:p>
      <text:p text:style-name="P5"><text:s text:c="10"/>sub <text:s text:c="2"/>AX,AX <text:s text:c="3"/>; &gt; для последующего восстановления по</text:p>
      <text:p text:style-name="P5"><text:s text:c="10"/>push <text:s/>AX <text:s text:c="6"/>;/ <text:s/>команде ret, завершающей процедуру.</text:p>
      <text:p text:style-name="P5"><text:s text:c="10"/>mov <text:s text:c="2"/>AX,DATA <text:s text:c="12"/>; Загрузка сегментного</text:p>
      <text:p text:style-name="P5"><text:s text:c="10"/>mov <text:s text:c="2"/>DS,AX <text:s text:c="14"/>; регистра данных.</text:p>
      <text:p text:style-name="P5"><text:s text:c="10"/>mov <text:s text:c="2"/>DX, OFFSET HELLO <text:s text:c="3"/>; Вывод на экран первой</text:p>
      <text:p text:style-name="P5"><text:s text:c="10"/>call <text:s/>WriteMsg <text:s text:c="11"/>; строки приветствия.</text:p>
      <text:p text:style-name="P5"><text:s text:c="10"/>mov <text:s text:c="2"/>DX, OFFSET GREETING ; Вывод на экран второй</text:p>
      <text:p text:style-name="P5"><text:soft-page-break/><text:s text:c="10"/>call <text:s/>WriteMsg <text:s text:c="11"/>; строки приветствия.</text:p>
      <text:p text:style-name="P5"><text:s text:c="10"/>ret <text:s text:c="22"/>; Выход в DOS по команде,</text:p>
      <text:p text:style-name="P5"><text:s text:c="36"/>; находящейся в 1-ом слове PSP.</text:p>
      <text:p text:style-name="P5">Main <text:s text:c="5"/>ENDP</text:p>
      <text:p text:style-name="P5">CODE <text:s text:c="5"/>ENDS</text:p>
      <text:p text:style-name="P5"><text:s text:c="10"/>END Main</text:p>
      <text:p text:style-name="P6"/>
      <text:p text:style-name="P6"/>
      <text:p text:style-name="P51">Приложение <text:span text:style-name="T22">B</text:span></text:p>
      <text:p text:style-name="P13">Файлы диагностических сообщений</text:p>
      <text:p text:style-name="Standard_20__28_user_29_">Название<text:span text:style-name="T16"> </text:span>файла<text:span text:style-name="T16">: hello1.lst</text:span></text:p>
      <text:p text:style-name="P14"/>
      <text:p text:style-name="P9"><text:span text:style-name="T19"/></text:p>
      <text:p text:style-name="P30"><text:span text:style-name="T19">#Microsoft (R) Macro Assembler Version 5.10 <text:s text:c="17"/>10/9/22 15:10:11</text:span></text:p>
      <text:p text:style-name="P9"><text:span text:style-name="T19"><text:s text:c="61"/>Page <text:s text:c="4"/>1-1</text:span></text:p>
      <text:p text:style-name="P9"><text:span text:style-name="T19"/></text:p>
      <text:p text:style-name="P9"><text:span text:style-name="T19"/></text:p>
      <text:p text:style-name="P9"><text:span text:style-name="T19"><text:tab/><text:tab/><text:tab/><text:tab/></text:span></text:p>
      <text:p text:style-name="P9"><text:span text:style-name="T19"><text:tab/><text:tab/><text:tab/><text:tab/>; HELLO1.ASM - <text:s/>ÈiÈeÈfÈdÈoÈZÈcÈcÈUÈu ÈWÈZÈfÈgÈ^</text:span></text:p>
      <text:p text:style-name="P9"><text:span text:style-name="T19"><text:tab/><text:tab/><text:tab/><text:tab/>Èu ÈiÈmÈZÈVÈcÈdÈ_ ÈeÈfÈdÈXÈfÈUÈbÈbÈq ÈaÈUÈV.ÈfÈ</text:span></text:p>
      <text:p text:style-name="P9"><text:span text:style-name="T19"><text:tab/><text:tab/><text:tab/><text:tab/>UÈV. N1</text:span></text:p>
      <text:p text:style-name="P9"><text:span text:style-name="T19"><text:tab/><text:tab/><text:tab/><text:tab/>; <text:s text:c="14"/>ÈeÈd ÈYÈ^ÈgÈlÈ^ÈeÈaÈ^ÈcÈZ "ÇóÈf</text:span></text:p>
      <text:p text:style-name="P9"><text:span text:style-name="T19"><text:tab/><text:tab/><text:tab/><text:tab/>ÈkÈ^ÈhÈZÈ`ÈhÈiÈfÈU È`ÈdÈbÈeÈrÈtÈhÈZÈfÈU"</text:span></text:p>
      <text:p text:style-name="P9"><text:span text:style-name="T19"><text:tab/><text:tab/><text:tab/><text:tab/>; *********************************************</text:span></text:p>
      <text:p text:style-name="P9"><text:span text:style-name="T19"><text:tab/><text:tab/><text:tab/><text:tab/>********************</text:span></text:p>
      <text:p text:style-name="P9"><text:span text:style-name="T19"><text:tab/><text:tab/><text:tab/><text:tab/>; ÈBÈUÈ]ÈcÈUÈmÈZÈcÈ^ÈZ: ÈDÈfÈdÈXÈfÈUÈbÈbÈU ÈjÈd</text:span></text:p>
      <text:p text:style-name="P9"><text:span text:style-name="T19"><text:tab/><text:tab/><text:tab/><text:tab/>ÈfÈbÈ^ÈfÈiÈZÈh È^ ÈWÈqÈWÈdÈYÈ^Èh ÈcÈU ÈsÈ`ÈfÈUÈ</text:span></text:p>
      <text:p text:style-name="P9"><text:span text:style-name="T19"><text:tab/><text:tab/><text:tab/><text:tab/>c ÈeÈfÈ^ÈWÈZÈhÈgÈhÈWÈ^ÈZ</text:span></text:p>
      <text:p text:style-name="P9"><text:span text:style-name="T19"><text:tab/><text:tab/><text:tab/><text:tab/>; <text:s text:c="12"/>ÈeÈdÈaÈrÈ]ÈdÈWÈUÈhÈZÈaÈu Èg ÈeÈdÈ</text:span></text:p>
      <text:p text:style-name="P9"><text:span text:style-name="T19"><text:tab/><text:tab/><text:tab/><text:tab/>bÈdÈoÈrÈt ÈjÈiÈcÈ`ÈlÈ^È^ Ç÷ÈCÈF "ÇõÈqÈWÈdÈY ÈgÈ</text:span></text:p>
      <text:p text:style-name="P9"><text:span text:style-name="T19"><text:tab/><text:tab/><text:tab/><text:tab/>hÈfÈdÈ`È^"</text:span></text:p>
      <text:p text:style-name="P9"><text:span text:style-name="T19"><text:tab/><text:tab/><text:tab/><text:tab/>; <text:s text:c="12"/>(ÈcÈdÈbÈZÈf 09 ÈeÈfÈZÈfÈqÈWÈUÈcÈ^</text:span></text:p>
      <text:p text:style-name="P9"><text:span text:style-name="T19"><text:tab/><text:tab/><text:tab/><text:tab/>ÈZ 21h), È`ÈdÈhÈdÈfÈUÈu:</text:span></text:p>
      <text:p text:style-name="P9"><text:span text:style-name="T19"><text:tab/><text:tab/><text:tab/><text:tab/>; <text:s text:c="13"/>- ÈdÈVÈZÈgÈeÈZÈmÈ^ÈWÈUÈZÈh ÈWÈqÈ</text:span></text:p>
      <text:p text:style-name="P9"><text:span text:style-name="T19"><text:tab/><text:tab/><text:tab/><text:tab/>WÈdÈY ÈcÈU ÈsÈ`ÈfÈUÈc ÈgÈhÈfÈdÈ`È^ ÈgÈ^ÈbÈWÈdÈa</text:span></text:p>
      <text:p text:style-name="P9"><text:span text:style-name="T19"><text:tab/><text:tab/><text:tab/><text:tab/>ÈdÈW,</text:span></text:p>
      <text:p text:style-name="P9"><text:span text:style-name="T19"><text:tab/><text:tab/><text:tab/><text:tab/>; <text:s text:c="15"/>È]ÈUÈ`ÈUÈcÈmÈ^ÈWÈUÈtÈoÈZÈ_ÈgÈu</text:span></text:p>
      <text:p text:style-name="P9"><text:span text:style-name="T19"><text:tab/><text:tab/><text:tab/><text:tab/> È]ÈcÈUÈ`ÈdÈb "$";</text:span></text:p>
      <text:p text:style-name="P9"><text:span text:style-name="T19"><text:tab/><text:tab/><text:tab/><text:tab/>; <text:s text:c="13"/>- ÈhÈfÈZÈVÈiÈZÈh È]ÈUÈYÈUÈcÈ^Èu </text:span></text:p>
      <text:p text:style-name="P9"><text:span text:style-name="T19"><text:tab/><text:tab/><text:tab/><text:tab/>ÈW ÈfÈZÈXÈ^ÈgÈhÈfÈZ ah ÈcÈdÈbÈZÈfÈU ÈjÈiÈcÈ`ÈlÈ</text:span></text:p>
      <text:p text:style-name="P9"><text:span text:style-name="T19"><text:tab/><text:tab/><text:tab/><text:tab/>^È^=09h,</text:span></text:p>
      <text:p text:style-name="P9"><text:span text:style-name="T19"><text:tab/><text:tab/><text:tab/><text:tab/>; <text:s text:c="15"/>ÈU ÈW ÈfÈZÈXÈ^ÈgÈhÈfÈZ dx - <text:s/>È</text:span></text:p>
      <text:p text:style-name="P9"><text:span text:style-name="T19"><text:tab/><text:tab/><text:tab/><text:tab/>gÈbÈZÈoÈZÈcÈ^Èu <text:s/>ÈUÈYÈfÈZÈgÈU <text:s/>ÈWÈqÈWÈdÈYÈ^ÈbÈd</text:span></text:p>
      <text:p text:style-name="P9"><text:span text:style-name="T19"><text:tab/><text:tab/><text:tab/><text:tab/>È_</text:span></text:p>
      <text:p text:style-name="P9"><text:span text:style-name="T19"><text:tab/><text:tab/><text:tab/><text:tab/>; <text:s text:c="15"/>ÈgÈhÈfÈdÈ`È^;</text:span></text:p>
      <text:p text:style-name="P9"><text:span text:style-name="T19"><text:tab/><text:tab/><text:tab/><text:tab/>; <text:s text:c="13"/>- È^ÈgÈeÈdÈaÈrÈ]ÈiÈZÈh ÈfÈZÈXÈ^È</text:span></text:p>
      <text:p text:style-name="P9"><text:span text:style-name="T19"><text:tab/><text:tab/><text:tab/><text:tab/>gÈhÈf <text:s/>ax <text:s/>È^ <text:s/>ÈcÈZ ÈgÈdÈkÈfÈUÈcÈuÈZÈh ÈZÈXÈd</text:span></text:p>
      <text:p text:style-name="P9"><text:span text:style-name="T19"><text:tab/><text:tab/><text:tab/><text:tab/>; <text:s text:c="15"/>ÈgÈdÈYÈZÈfÈ\È^ÈbÈdÈZ.</text:span></text:p>
      <text:p text:style-name="P9"><text:span text:style-name="T19"><text:tab/><text:tab/><text:tab/><text:tab/>; *********************************************</text:span></text:p>
      <text:p text:style-name="P9"><text:span text:style-name="T19"><text:tab/><text:tab/><text:tab/><text:tab/>*********************</text:span></text:p>
      <text:p text:style-name="P9"><text:span text:style-name="T19"><text:tab/><text:tab/><text:tab/><text:tab/></text:span></text:p>
      <text:p text:style-name="P9"><text:span text:style-name="T19"><text:tab/><text:tab/><text:tab/><text:tab/> <text:s text:c="2"/>DOSSEG <text:s text:c="37"/></text:span></text:p>
      <text:p text:style-name="P9"><text:span text:style-name="T19"><text:tab/><text:tab/><text:tab/><text:tab/>; ÇûÈUÈYÈUÈcÈ^ÈZ ÈgÈZÈXÈbÈZÈcÈhÈdÈW ÈeÈdÈY Ç÷ÈC</text:span></text:p>
      <text:p text:style-name="P9"><text:span text:style-name="T19"><text:tab/><text:tab/><text:tab/><text:tab/>ÈF</text:span></text:p>
      <text:p text:style-name="P9"><text:span text:style-name="T19"><text:tab/><text:tab/><text:tab/><text:tab/> <text:s text:c="2"/>.MODEL <text:s/>SMALL <text:s text:c="30"/></text:span></text:p>
      <text:p text:style-name="P9"><text:span text:style-name="T19"><text:tab/><text:tab/><text:tab/><text:tab/>; ÈAÈdÈYÈZÈaÈr ÈeÈUÈbÈuÈhÈ^-SMALL(ÈAÈUÈaÈUÈu)</text:span></text:p>
      <text:p text:style-name="P9"><text:span text:style-name="T19"><text:tab/><text:tab/><text:tab/><text:tab/> <text:s text:c="2"/>.STACK <text:s/>100h <text:s text:c="31"/></text:span></text:p>
      <text:p text:style-name="P9"><text:span text:style-name="T19"><text:tab/><text:tab/><text:tab/><text:tab/>; ÈCÈhÈWÈZÈgÈhÈ^ ÈeÈdÈY ÈFÈhÈZÈ` 256 ÈVÈUÈ_Èh</text:span></text:p>
      <text:p text:style-name="P9"><text:span text:style-name="T19"><text:tab/><text:tab/><text:tab/><text:tab/> <text:s text:c="2"/>.DATA <text:s text:c="38"/></text:span></text:p>
      <text:p text:style-name="P9"><text:span text:style-name="T19"><text:tab/><text:tab/><text:tab/><text:tab/>; ÈBÈUÈmÈUÈaÈd ÈgÈZÈXÈbÈZÈcÈhÈU ÈYÈUÈcÈcÈqÈk</text:span></text:p>
      <text:p text:style-name="P9"><text:span text:style-name="T19"><text:s/>0000<text:tab/><text:tab/><text:tab/><text:tab/>Greeting <text:s/>LABEL <text:s/>BYTE <text:s text:c="25"/></text:span></text:p>
      <text:p text:style-name="P9"><text:span text:style-name="T19"><text:tab/><text:tab/><text:tab/><text:tab/>; ÈGÈZÈ`ÈgÈh <text:s/>ÈeÈfÈ^ÈWÈZÈhÈgÈhÈWÈ^Èu</text:span></text:p>
      <text:p text:style-name="P9"><text:span text:style-name="T19"><text:s/>0000 <text:s/>C7 F5 C8 55 C8 67<text:tab/> <text:s text:c="2"/>DB 'ÇõÈUÈg ÈeÈfÈ^ÈWÈZÈhÈgÈhÈWÈiÈZÈh ÈgÈh.ÈXÈ</text:span></text:p>
      <text:p text:style-name="P9"><text:span text:style-name="T19"><text:tab/><text:tab/><text:tab/><text:tab/>f.1383 - ÈIÈZÈYÈdÈfÈdÈWÈU ÈCÈ`ÈgÈUÈcÈU',13,10,'</text:span></text:p>
      <text:p text:style-name="P9"><text:span text:style-name="T19"><text:tab/><text:tab/><text:tab/><text:tab/>$'</text:span></text:p>
      <text:p text:style-name="P9"><text:span text:style-name="T19"><text:s text:c="7"/>20 C8 65 C8 66 C8<text:tab/></text:span></text:p>
      <text:p text:style-name="P9"><text:span text:style-name="T19"><text:s text:c="7"/>5E C8 57 C8 5A C8<text:tab/></text:span></text:p>
      <text:p text:style-name="P9"><text:span text:style-name="T19"><text:s text:c="7"/>68 C8 67 C8 68 C8<text:tab/></text:span></text:p>
      <text:p text:style-name="P9"><text:soft-page-break/><text:span text:style-name="T19"><text:s text:c="7"/>57 C8 69 C8 5A C8<text:tab/></text:span></text:p>
      <text:p text:style-name="P9"><text:span text:style-name="T19"><text:s text:c="7"/>68 20 C8 67 C8 68<text:tab/></text:span></text:p>
      <text:p text:style-name="P9"><text:span text:style-name="T19"><text:s text:c="7"/>2E C8 58 C8 66 2E<text:tab/></text:span></text:p>
      <text:p text:style-name="P9"><text:span text:style-name="T19"/></text:p>
      <text:p text:style-name="P30"><text:span text:style-name="T19">#Microsoft (R) Macro Assembler Version 5.10 <text:s text:c="17"/>10/9/22 15:10:11</text:span></text:p>
      <text:p text:style-name="P9"><text:span text:style-name="T19"><text:s text:c="61"/>Page <text:s text:c="4"/>1-2</text:span></text:p>
      <text:p text:style-name="P9"><text:span text:style-name="T19"/></text:p>
      <text:p text:style-name="P9"><text:span text:style-name="T19"/></text:p>
      <text:p text:style-name="P9"><text:span text:style-name="T19"><text:s text:c="7"/>31 33 38 33 20 2D<text:tab/></text:span></text:p>
      <text:p text:style-name="P9"><text:span text:style-name="T19"><text:s text:c="7"/>20 C8 49 C8 5A C8<text:tab/></text:span></text:p>
      <text:p text:style-name="P9"><text:span text:style-name="T19"><text:s text:c="7"/>59 C8 64 C8 66 C8<text:tab/></text:span></text:p>
      <text:p text:style-name="P9"><text:span text:style-name="T19"><text:s text:c="7"/>64 C8 57 C8 55 20<text:tab/></text:span></text:p>
      <text:p text:style-name="P9"><text:span text:style-name="T19"><text:s text:c="7"/>C8 43 C8 60 C8 67<text:tab/></text:span></text:p>
      <text:p text:style-name="P9"><text:span text:style-name="T19"><text:s text:c="7"/>C8 55 C8 63 C8 55<text:tab/></text:span></text:p>
      <text:p text:style-name="P9"><text:span text:style-name="T19"><text:s text:c="7"/>0D 0A 24<text:tab/><text:tab/><text:tab/></text:span></text:p>
      <text:p text:style-name="P9"><text:span text:style-name="T19"><text:tab/><text:tab/><text:tab/><text:tab/> <text:s text:c="2"/>.CODE <text:s text:c="31"/>; ÈBÈUÈ</text:span></text:p>
      <text:p text:style-name="P9"><text:span text:style-name="T19"><text:tab/><text:tab/><text:tab/><text:tab/>mÈUÈaÈd ÈgÈZÈXÈbÈZÈcÈhÈU È`ÈdÈYÈU</text:span></text:p>
      <text:p text:style-name="P9"><text:span text:style-name="T19"><text:s/>0000 <text:s/>B8 ---- R<text:tab/><text:tab/> <text:s text:c="2"/>mov <text:s/>ax, @data <text:s text:c="23"/>; ÇûÈU</text:span></text:p>
      <text:p text:style-name="P9"><text:span text:style-name="T19"><text:tab/><text:tab/><text:tab/><text:tab/>ÈXÈfÈiÈ]È`ÈU ÈW DS ÈUÈYÈfÈZÈgÈU ÈcÈUÈmÈUÈaÈU</text:span></text:p>
      <text:p text:style-name="P9"><text:span text:style-name="T19"><text:s/>0003 <text:s/>8E D8<text:tab/><text:tab/><text:tab/> <text:s text:c="2"/>mov <text:s/>ds, ax <text:s text:c="26"/>; ÈgÈZ</text:span></text:p>
      <text:p text:style-name="P9"><text:span text:style-name="T19"><text:tab/><text:tab/><text:tab/><text:tab/>ÈXÈbÈZÈcÈhÈU ÈYÈUÈcÈcÈqÈk</text:span></text:p>
      <text:p text:style-name="P9"><text:span text:style-name="T19"><text:s/>0005 <text:s/>BA 0000 R<text:tab/><text:tab/> <text:s text:c="2"/>mov <text:s/>dx, OFFSET Greeting <text:s text:c="13"/>; ÇûÈU</text:span></text:p>
      <text:p text:style-name="P9"><text:span text:style-name="T19"><text:tab/><text:tab/><text:tab/><text:tab/>ÈXÈfÈiÈ]È`ÈU ÈW dx ÈgÈbÈZÈoÈZÈcÈ^Èu</text:span></text:p>
      <text:p text:style-name="P9"><text:span text:style-name="T19"><text:tab/><text:tab/><text:tab/><text:tab/> <text:s text:c="39"/>; ÈUÈYÈ</text:span></text:p>
      <text:p text:style-name="P9"><text:span text:style-name="T19"><text:tab/><text:tab/><text:tab/><text:tab/>fÈZÈgÈU ÈhÈZÈ`ÈgÈhÈU ÈeÈfÈ^ÈWÈZÈhÈgÈhÈWÈ^Èu</text:span></text:p>
      <text:p text:style-name="P9"><text:span text:style-name="T19"><text:s/>0008<text:tab/><text:tab/><text:tab/><text:tab/>DisplayGreeting:</text:span></text:p>
      <text:p text:style-name="P9"><text:span text:style-name="T19"><text:s/>0008 <text:s/>B4 09<text:tab/><text:tab/><text:tab/> <text:s text:c="2"/>mov <text:s/>ah, 9 <text:s text:c="27"/>; # Èj</text:span></text:p>
      <text:p text:style-name="P9"><text:span text:style-name="T19"><text:tab/><text:tab/><text:tab/><text:tab/>ÈiÈcÈ`ÈlÈ^È^ Ç÷ÈCÈF ÈeÈZÈmÈUÈhÈ^ ÈgÈhÈfÈdÈ`È^</text:span></text:p>
      <text:p text:style-name="P9"><text:span text:style-name="T19"><text:s/>000A <text:s/>CD 21<text:tab/><text:tab/><text:tab/> <text:s text:c="2"/>int <text:s/>21h <text:s text:c="28"/>; ÈWÈqÈ</text:span></text:p>
      <text:p text:style-name="P9"><text:span text:style-name="T19"><text:tab/><text:tab/><text:tab/><text:tab/>WÈdÈY ÈcÈU ÈsÈ`ÈfÈUÈc <text:s/>ÈeÈfÈ^ÈWÈZÈhÈgÈhÈWÈ^Èu</text:span></text:p>
      <text:p text:style-name="P9"><text:span text:style-name="T19"><text:s/>000C <text:s/>B4 4C<text:tab/><text:tab/><text:tab/> <text:s text:c="2"/>mov <text:s/>ah, 4ch <text:s text:c="25"/>; # Èj</text:span></text:p>
      <text:p text:style-name="P9"><text:span text:style-name="T19"><text:tab/><text:tab/><text:tab/><text:tab/>ÈiÈcÈ`ÈlÈ^È^ Ç÷ÈCÈF È]ÈUÈWÈZÈfÈnÈZÈcÈ^Èu ÈeÈfÈd</text:span></text:p>
      <text:p text:style-name="P9"><text:span text:style-name="T19"><text:tab/><text:tab/><text:tab/><text:tab/>ÈXÈfÈUÈbÈbÈq</text:span></text:p>
      <text:p text:style-name="P9"><text:span text:style-name="T19"><text:s/>000E <text:s/>CD 21<text:tab/><text:tab/><text:tab/> <text:s text:c="2"/>int <text:s/>21h <text:s text:c="28"/>; È]ÈUÈ</text:span></text:p>
      <text:p text:style-name="P9"><text:span text:style-name="T19"><text:tab/><text:tab/><text:tab/><text:tab/>WÈZÈfÈnÈZÈcÈ^ÈZ ÈeÈfÈdÈXÈfÈUÈbÈbÈq È^ ÈWÈqÈkÈdÈ</text:span></text:p>
      <text:p text:style-name="P9"><text:span text:style-name="T19"><text:tab/><text:tab/><text:tab/><text:tab/>Y ÈW Ç÷ÈCÈF</text:span></text:p>
      <text:p text:style-name="P9"><text:span text:style-name="T19"><text:tab/><text:tab/><text:tab/><text:tab/> <text:s text:c="2"/>END</text:span></text:p>
      <text:p text:style-name="P9"><text:span text:style-name="T19"/></text:p>
      <text:p text:style-name="P30"><text:span text:style-name="T19">#Microsoft (R) Macro Assembler Version 5.10 <text:s text:c="17"/>10/9/22 15:10:11</text:span></text:p>
      <text:p text:style-name="P9"><text:span text:style-name="T19"><text:s text:c="61"/>Symbols-1</text:span></text:p>
      <text:p text:style-name="P9"><text:span text:style-name="T19"/></text:p>
      <text:p text:style-name="P9"><text:span text:style-name="T19"/></text:p>
      <text:p text:style-name="P9"><text:span text:style-name="T19">Segments and Groups:</text:span></text:p>
      <text:p text:style-name="P9"><text:span text:style-name="T19"/></text:p>
      <text:p text:style-name="P9"><text:span text:style-name="T19"><text:s text:c="16"/>N a m e <text:s text:c="8"/><text:tab/>Length<text:tab/> Align<text:tab/>Combine Class</text:span></text:p>
      <text:p text:style-name="P9"><text:span text:style-name="T19"/></text:p>
      <text:p text:style-name="P9"><text:span text:style-name="T19">DGROUP . . . . . . . . . . . . . <text:s/><text:tab/>GROUP</text:span></text:p>
      <text:p text:style-name="P9"><text:span text:style-name="T19"><text:s text:c="2"/>_DATA <text:s/>. . . . . . . . . . . . <text:s/><text:tab/>0051<text:tab/>WORD<text:tab/>PUBLIC<text:tab/>'DATA'</text:span></text:p>
      <text:p text:style-name="P9"><text:span text:style-name="T19"><text:s text:c="2"/>STACK <text:s/>. . . . . . . . . . . . <text:s/><text:tab/>0100<text:tab/>PARA<text:tab/>STACK<text:tab/>'STACK'</text:span></text:p>
      <text:p text:style-name="P9"><text:span text:style-name="T19">_TEXT <text:s/>. . . . . . . . . . . . . <text:s/><text:tab/>0010<text:tab/>WORD<text:tab/>PUBLIC<text:tab/>'CODE'</text:span></text:p>
      <text:p text:style-name="P9"><text:span text:style-name="T19"/></text:p>
      <text:p text:style-name="P9"><text:span text:style-name="T19">Symbols: <text:s text:c="11"/></text:span></text:p>
      <text:p text:style-name="P9"><text:span text:style-name="T19"/></text:p>
      <text:p text:style-name="P9"><text:span text:style-name="T19"><text:s text:c="16"/>N a m e <text:s text:c="8"/><text:tab/>Type<text:tab/> Value<text:tab/> Attr</text:span></text:p>
      <text:p text:style-name="P9"><text:span text:style-name="T19"/></text:p>
      <text:p text:style-name="P9"><text:span text:style-name="T19">DISPLAYGREETING <text:s/>. . . . . . . . <text:s/><text:tab/>L NEAR<text:tab/>0008<text:tab/>_TEXT</text:span></text:p>
      <text:p text:style-name="P9"><text:span text:style-name="T19"/></text:p>
      <text:p text:style-name="P9"><text:span text:style-name="T19">GREETING . . . . . . . . . . . . <text:s/><text:tab/>L BYTE<text:tab/>0000<text:tab/>_DATA</text:span></text:p>
      <text:p text:style-name="P9"><text:span text:style-name="T19"/></text:p>
      <text:p text:style-name="P9"><text:span text:style-name="T19">@CODE <text:s/>. . . . . . . . . . . . . <text:s/><text:tab/>TEXT <text:s/>_TEXT<text:tab/><text:tab/></text:span></text:p>
      <text:p text:style-name="P9"><text:span text:style-name="T19">@CODESIZE <text:s/>. . . . . . . . . . . <text:s/><text:tab/>TEXT <text:s/>0<text:tab/><text:tab/></text:span></text:p>
      <text:p text:style-name="P9"><text:span text:style-name="T19">@CPU . . . . . . . . . . . . . . <text:s/><text:tab/>TEXT <text:s/>0101h<text:tab/><text:tab/></text:span></text:p>
      <text:p text:style-name="P9"><text:span text:style-name="T19">@DATASIZE <text:s/>. . . . . . . . . . . <text:s/><text:tab/>TEXT <text:s/>0<text:tab/><text:tab/></text:span></text:p>
      <text:p text:style-name="P9"><text:span text:style-name="T19">@FILENAME <text:s/>. . . . . . . . . . . <text:s/><text:tab/>TEXT <text:s/>hello1<text:tab/><text:tab/></text:span></text:p>
      <text:p text:style-name="P9"><text:span text:style-name="T19">@VERSION . . . . . . . . . . . . <text:s/><text:tab/>TEXT <text:s/>510<text:tab/><text:tab/></text:span></text:p>
      <text:p text:style-name="P9"><text:span text:style-name="T19"/></text:p>
      <text:p text:style-name="P9"><text:span text:style-name="T19"/></text:p>
      <text:p text:style-name="P9"><text:span text:style-name="T19"><text:s text:c="5"/>33 Source <text:s/>Lines</text:span></text:p>
      <text:p text:style-name="P9"><text:span text:style-name="T19"><text:s text:c="5"/>33 Total <text:s text:c="2"/>Lines</text:span></text:p>
      <text:p text:style-name="P9"><text:span text:style-name="T19"><text:s text:c="5"/>19 Symbols</text:span></text:p>
      <text:p text:style-name="P9"><text:span text:style-name="T19"/></text:p>
      <text:p text:style-name="P9"><text:span text:style-name="T19"><text:s text:c="2"/>47992 + 459268 Bytes symbol space free</text:span></text:p>
      <text:p text:style-name="P9"><text:span text:style-name="T19"/></text:p>
      <text:p text:style-name="P9"><text:span text:style-name="T19"><text:s text:c="6"/>0 Warning Errors</text:span></text:p>
      <text:p text:style-name="P9"><text:span text:style-name="T19"><text:s text:c="6"/>0 Severe <text:s/>Errors</text:span></text:p>
      <text:p text:style-name="P6"/>
      <text:p text:style-name="Standard_20__28_user_29_">Название<text:span text:style-name="T16"> </text:span>файла<text:span text:style-name="T16">: hello2.lst</text:span></text:p>
      <text:p text:style-name="P9"/>
      <text:p text:style-name="P30">#Microsoft (R) Macro Assembler Version 5.10 <text:s text:c="17"/>10/9/22 01:16:30</text:p>
      <text:p text:style-name="P9"><text:s text:c="61"/>Page <text:s text:c="4"/>1-1</text:p>
      <text:p text:style-name="P9"/>
      <text:p text:style-name="P9"/>
      <text:p text:style-name="P9"><text:s text:c="7"/>1<text:tab/><text:tab/><text:tab/><text:tab/>; HELLO2 - Ð£ÑÐµÐ±ÐœÐ°Ñ Ð¿ÑÐŸÐ³ÑÐ°Ð</text:p>
      <text:p text:style-name="P9"><text:tab/><text:tab/><text:tab/><text:tab/><text:tab/>ŒÐŒÐ° N2 <text:s/>Ð»Ð°Ð±.ÑÐ°Ð±.#1 Ð¿ÐŸ ÐŽÐžÑÑ</text:p>
      <text:p text:style-name="P9"><text:tab/><text:tab/><text:tab/><text:tab/><text:tab/>ÐžÐ¿Ð»ÐžÐœÐµ "ÐÑÑÐžÑÐµÐºÑÑÑÐ° Ð</text:p>
      <text:p text:style-name="P9"><text:tab/><text:tab/><text:tab/><text:tab/><text:tab/>ºÐŸÐŒÐ¿ÑÑÑÐµÑÐ°"</text:p>
      <text:p text:style-name="P9"><text:s text:c="7"/>2<text:tab/><text:tab/><text:tab/><text:tab/>; <text:s text:c="9"/>ÐÑÐŸÐ³ÑÐ°ÐŒÐŒÐ° ÐžÑÐ¿ÐŸÐ</text:p>
      <text:p text:style-name="P9"><text:tab/><text:tab/><text:tab/><text:tab/><text:tab/>»ÑÐ·ÑÐµÑ Ð¿ÑÐŸÑÐµÐŽÑÑÑ ÐŽÐ»Ñ Ð</text:p>
      <text:p text:style-name="P9"><text:tab/><text:tab/><text:tab/><text:tab/><text:tab/>¿ÐµÑÐ°ÑÐž ÑÑÑÐŸÐºÐž</text:p>
      <text:p text:style-name="P9"><text:s text:c="7"/>3<text:tab/><text:tab/><text:tab/><text:tab/>;</text:p>
      <text:p text:style-name="P9"><text:s text:c="7"/>4<text:tab/><text:tab/><text:tab/><text:tab/>; <text:s text:c="5"/>Ð¢ÐÐÐ¡Ð¢ <text:s/>ÐÐ ÐÐÐ ÐÐÐÐ«</text:p>
      <text:p text:style-name="P9"><text:s text:c="7"/>5<text:tab/><text:tab/><text:tab/><text:tab/></text:p>
      <text:p text:style-name="P9"><text:s text:c="7"/>6 = 0024<text:tab/><text:tab/><text:tab/><text:tab/>EOFLine <text:s/>EQU <text:s/>'$' <text:s text:c="8"/>; ÐÐ¿ÑÐµÐŽÐ</text:p>
      <text:p text:style-name="P9"><text:tab/><text:tab/><text:tab/><text:tab/><text:tab/>µÐ»ÐµÐœÐžÐµ ÑÐžÐŒÐ²ÐŸÐ»ÑÐœÐŸÐ¹ ÐºÐŸÐœ</text:p>
      <text:p text:style-name="P9"><text:tab/><text:tab/><text:tab/><text:tab/><text:tab/>ÑÑÐ°ÐœÑÑ</text:p>
      <text:p text:style-name="P9"><text:s text:c="7"/>7<text:tab/><text:tab/><text:tab/><text:tab/> <text:s text:c="25"/>; <text:s text:c="4"/>"ÐÐŸÐœ</text:p>
      <text:p text:style-name="P9"><text:tab/><text:tab/><text:tab/><text:tab/><text:tab/>ÐµÑ ÑÑÑÐŸÐºÐž"</text:p>
      <text:p text:style-name="P9"><text:s text:c="7"/>8<text:tab/><text:tab/><text:tab/><text:tab/></text:p>
      <text:p text:style-name="P9"><text:s text:c="7"/>9<text:tab/><text:tab/><text:tab/><text:tab/>; Ð¡ÑÐµÐº <text:s/>Ð¿ÑÐŸÐ³ÑÐ°ÐŒÐŒÑ</text:p>
      <text:p text:style-name="P9"><text:s text:c="6"/>10<text:tab/><text:tab/><text:tab/><text:tab/></text:p>
      <text:p text:style-name="P9"><text:s text:c="6"/>11<text:tab/><text:tab/><text:tab/><text:tab/>ASSUME CS:CODE, SS:AStack</text:p>
      <text:p text:style-name="P9"><text:s text:c="6"/>12<text:tab/><text:tab/><text:tab/><text:tab/></text:p>
      <text:p text:style-name="P9"><text:s text:c="6"/>13 0000<text:tab/><text:tab/><text:tab/><text:tab/>AStack <text:s text:c="3"/>SEGMENT <text:s/>STACK</text:p>
      <text:p text:style-name="P9"><text:s text:c="6"/>14 0000 <text:s/>000C[<text:tab/><text:tab/><text:tab/> <text:s text:c="9"/>DW 12 DUP('!') <text:s text:c="3"/>; ÐÑÐ²ÐŸÐ</text:p>
      <text:p text:style-name="P9"><text:tab/><text:tab/><text:tab/><text:tab/><text:tab/>ŽÐžÑÑÑ 12 ÑÐ»ÐŸÐ² Ð¿Ð°ÐŒÑÑÐž</text:p>
      <text:p text:style-name="P9"><text:s text:c="6"/>15<text:tab/> <text:s text:c="2"/>0021<text:tab/><text:tab/><text:tab/></text:p>
      <text:p text:style-name="P9"><text:s text:c="6"/>16<text:tab/><text:tab/><text:tab/> ]<text:tab/></text:p>
      <text:p text:style-name="P9"><text:s text:c="6"/>17<text:tab/><text:tab/><text:tab/><text:tab/></text:p>
      <text:p text:style-name="P9"><text:s text:c="6"/>18 0018<text:tab/><text:tab/><text:tab/><text:tab/>AStack <text:s text:c="3"/>ENDS</text:p>
      <text:p text:style-name="P9"><text:s text:c="6"/>19<text:tab/><text:tab/><text:tab/><text:tab/></text:p>
      <text:p text:style-name="P9"><text:s text:c="6"/>20<text:tab/><text:tab/><text:tab/><text:tab/>; ÐÐ°ÐœÐœÑÐµ Ð¿ÑÐŸÐ³ÑÐ°ÐŒÐŒÑ</text:p>
      <text:p text:style-name="P9"><text:s text:c="6"/>21<text:tab/><text:tab/><text:tab/><text:tab/></text:p>
      <text:p text:style-name="P9"><text:s text:c="6"/>22 0000<text:tab/><text:tab/><text:tab/><text:tab/>DATA <text:s text:c="5"/>SEGMENT</text:p>
      <text:p text:style-name="P9"><text:s text:c="6"/>23<text:tab/><text:tab/><text:tab/><text:tab/></text:p>
      <text:p text:style-name="P9"><text:s text:c="6"/>24<text:tab/><text:tab/><text:tab/><text:tab/>; <text:s/>ÐÐžÑÐµÐºÑÐžÐ²Ñ ÐŸÐ¿ÐžÑÐ°ÐœÐžÑ </text:p>
      <text:p text:style-name="P9"><text:tab/><text:tab/><text:tab/><text:tab/><text:tab/>ÐŽÐ°ÐœÐœÑÑ</text:p>
      <text:p text:style-name="P9"><text:s text:c="6"/>25<text:tab/><text:tab/><text:tab/><text:tab/></text:p>
      <text:p text:style-name="P9"><text:s text:c="6"/>26 0000 <text:s/>48 65 6C 6C 6F 20<text:tab/>HELLO <text:s text:c="4"/>DB 'Hello Worlds!', 0AH, 0DH,</text:p>
      <text:p text:style-name="P9"><text:tab/><text:tab/><text:tab/><text:tab/><text:tab/>EOFLine</text:p>
      <text:p text:style-name="P9"><text:s text:c="6"/>27 <text:s text:c="6"/>57 6F 72 6C 64 73<text:tab/></text:p>
      <text:p text:style-name="P9"><text:s text:c="6"/>28 <text:s text:c="6"/>21 0A 0D 24<text:tab/><text:tab/></text:p>
      <text:p text:style-name="P9"><text:s text:c="6"/>29 0010 <text:s/>53 74 75 64 65 6E<text:tab/>GREETING <text:s/>DB 'Student from 1383 - Fedor</text:p>
      <text:p text:style-name="P9"><text:tab/><text:tab/><text:tab/><text:tab/><text:tab/>ova Oksana $'</text:p>
      <text:p text:style-name="P9"><text:s text:c="6"/>30 <text:s text:c="6"/>74 20 66 72 6F 6D<text:tab/></text:p>
      <text:p text:style-name="P9"><text:s text:c="6"/>31 <text:s text:c="6"/>20 31 33 38 33 20<text:tab/></text:p>
      <text:p text:style-name="P9"><text:s text:c="6"/>32 <text:s text:c="6"/>2D 20 46 65 64 6F<text:tab/></text:p>
      <text:p text:style-name="P9"><text:s text:c="6"/>33 <text:s text:c="6"/>72 6F 76 61 20 4F<text:tab/></text:p>
      <text:p text:style-name="P9"><text:s text:c="6"/>34 <text:s text:c="6"/>6B 73 61 6E 61 20<text:tab/></text:p>
      <text:p text:style-name="P9"><text:s text:c="6"/>35 <text:s text:c="6"/>24<text:tab/><text:tab/><text:tab/></text:p>
      <text:p text:style-name="P9"><text:s text:c="6"/>36 0035<text:tab/><text:tab/><text:tab/><text:tab/>DATA <text:s text:c="5"/>ENDS</text:p>
      <text:p text:style-name="P9"><text:soft-page-break/><text:s text:c="6"/>37<text:tab/><text:tab/><text:tab/><text:tab/></text:p>
      <text:p text:style-name="P9"><text:s text:c="6"/>38<text:tab/><text:tab/><text:tab/><text:tab/>; ÐÐŸÐŽ Ð¿ÑÐŸÐ³ÑÐ°ÐŒÐŒÑ</text:p>
      <text:p text:style-name="P9"><text:s text:c="6"/>39<text:tab/><text:tab/><text:tab/><text:tab/></text:p>
      <text:p text:style-name="P9"><text:s text:c="6"/>40 0000<text:tab/><text:tab/><text:tab/><text:tab/>CODE <text:s text:c="5"/>SEGMENT</text:p>
      <text:p text:style-name="P9"><text:s text:c="6"/>41<text:tab/><text:tab/><text:tab/><text:tab/>; ÐÑÐŸÑÐµÐŽÑÑÐ° Ð¿ÐµÑÐ°ÑÐž ÑÑÑ</text:p>
      <text:p text:style-name="P9"><text:tab/><text:tab/><text:tab/><text:tab/><text:tab/>ÐŸÐºÐž</text:p>
      <text:p text:style-name="P9"/>
      <text:p text:style-name="P30">#Microsoft (R) Macro Assembler Version 5.10 <text:s text:c="17"/>10/9/22 01:16:30</text:p>
      <text:p text:style-name="P9"><text:s text:c="61"/>Page <text:s text:c="4"/>1-2</text:p>
      <text:p text:style-name="P9"/>
      <text:p text:style-name="P9"/>
      <text:p text:style-name="P9"><text:s text:c="6"/>42 0000<text:tab/><text:tab/><text:tab/><text:tab/>WriteMsg <text:s/>PROC <text:s/>NEAR</text:p>
      <text:p text:style-name="P9"><text:s text:c="6"/>43 0000 <text:s/>B4 09<text:tab/><text:tab/><text:tab/> <text:s text:c="9"/>mov <text:s text:c="2"/>AH,9</text:p>
      <text:p text:style-name="P9"><text:s text:c="6"/>44 0002 <text:s/>CD 21<text:tab/><text:tab/><text:tab/> <text:s text:c="9"/>int <text:s text:c="2"/>21h <text:s/>; ÐÑÐ·ÐŸÐ² ÑÑÐ</text:p>
      <text:p text:style-name="P9"><text:tab/><text:tab/><text:tab/><text:tab/><text:tab/>œÐºÑÐžÐž DOS Ð¿ÐŸ Ð¿ÑÐµÑÑÐ²Ð°ÐœÐžÑ</text:p>
      <text:p text:style-name="P9"><text:s text:c="6"/>45 0004 <text:s/>C3<text:tab/><text:tab/><text:tab/> <text:s text:c="9"/>ret</text:p>
      <text:p text:style-name="P9"><text:s text:c="6"/>46 0005<text:tab/><text:tab/><text:tab/><text:tab/>WriteMsg <text:s/>ENDP</text:p>
      <text:p text:style-name="P9"><text:s text:c="6"/>47<text:tab/><text:tab/><text:tab/><text:tab/></text:p>
      <text:p text:style-name="P9"><text:s text:c="6"/>48<text:tab/><text:tab/><text:tab/><text:tab/>; ÐÐŸÐ»ÐŸÐ²ÐœÐ°Ñ Ð¿ÑÐŸÑÐµÐŽÑÑÐ°</text:p>
      <text:p text:style-name="P9"><text:s text:c="6"/>49 0005<text:tab/><text:tab/><text:tab/><text:tab/>Main <text:s text:c="5"/>PROC <text:s/>FAR</text:p>
      <text:p text:style-name="P9"><text:s text:c="6"/>50 0005 <text:s/>1E<text:tab/><text:tab/><text:tab/> <text:s text:c="9"/>push <text:s/>DS <text:s text:c="6"/>;\ <text:s/>Ð¡ÐŸÑÑÐ°</text:p>
      <text:p text:style-name="P9"><text:tab/><text:tab/><text:tab/><text:tab/><text:tab/>ÐœÐµÐœÐžÐµ Ð°ÐŽÑÐµÑÐ° ÐœÐ°ÑÐ°Ð»Ð° PS</text:p>
      <text:p text:style-name="P9"><text:tab/><text:tab/><text:tab/><text:tab/><text:tab/>P Ð² ÑÑÐµÐºÐµ</text:p>
      <text:p text:style-name="P9"><text:s text:c="6"/>51 0006 <text:s/>2B C0<text:tab/><text:tab/><text:tab/> <text:s text:c="9"/>sub <text:s text:c="2"/>AX,AX <text:s text:c="3"/>; &gt; ÐŽÐ»Ñ Ð¿Ð</text:p>
      <text:p text:style-name="P9"><text:tab/><text:tab/><text:tab/><text:tab/><text:tab/>ŸÑÐ»ÐµÐŽÑÑÑÐµÐ³ÐŸ Ð²ÐŸÑÑÑÐ°ÐœÐŸÐ</text:p>
      <text:p text:style-name="P9"><text:tab/><text:tab/><text:tab/><text:tab/><text:tab/>²Ð»ÐµÐœÐžÑ Ð¿ÐŸ</text:p>
      <text:p text:style-name="P9"><text:s text:c="6"/>52 0008 <text:s/>50<text:tab/><text:tab/><text:tab/> <text:s text:c="9"/>push <text:s/>AX <text:s text:c="6"/>;/ <text:s/>ÐºÐŸÐŒÐ°Ðœ</text:p>
      <text:p text:style-name="P9"><text:tab/><text:tab/><text:tab/><text:tab/><text:tab/>ÐŽÐµ ret, Ð·Ð°Ð²ÐµÑÑÐ°ÑÑÐµÐ¹ Ð¿ÑÐŸ</text:p>
      <text:p text:style-name="P9"><text:tab/><text:tab/><text:tab/><text:tab/><text:tab/>ÑÐµÐŽÑÑÑ.</text:p>
      <text:p text:style-name="P9"><text:s text:c="6"/>53 0009 <text:s/>B8 ---- R<text:tab/><text:tab/> <text:s text:c="9"/>mov <text:s text:c="2"/>AX,DATA <text:s text:c="12"/>; Ð</text:p>
      <text:p text:style-name="P9"><text:tab/><text:tab/><text:tab/><text:tab/><text:tab/>Ð°Ð³ÑÑÐ·ÐºÐ° ÑÐµÐ³ÐŒÐµÐœÑÐœÐŸÐ³ÐŸ</text:p>
      <text:p text:style-name="P9"><text:s text:c="6"/>54 000C <text:s/>8E D8<text:tab/><text:tab/><text:tab/> <text:s text:c="9"/>mov <text:s text:c="2"/>DS,AX <text:s text:c="14"/>; Ñ</text:p>
      <text:p text:style-name="P9"><text:tab/><text:tab/><text:tab/><text:tab/><text:tab/>ÐµÐ³ÐžÑÑÑÐ° ÐŽÐ°ÐœÐœÑÑ.</text:p>
      <text:p text:style-name="P9"><text:s text:c="6"/>55 000E <text:s/>BA 0000 R<text:tab/><text:tab/> <text:s text:c="9"/>mov <text:s text:c="2"/>DX, OFFSET HELLO <text:s text:c="3"/>; Ð</text:p>
      <text:p text:style-name="P9"><text:tab/><text:tab/><text:tab/><text:tab/><text:tab/>ÑÐ²ÐŸÐŽ ÐœÐ° ÑÐºÑÐ°Ðœ Ð¿ÐµÑÐ²ÐŸÐ¹</text:p>
      <text:p text:style-name="P9"><text:s text:c="6"/>56 0011 <text:s/>E8 0000 R<text:tab/><text:tab/> <text:s text:c="9"/>call <text:s/>WriteMsg <text:s text:c="11"/>; Ñ</text:p>
      <text:p text:style-name="P9"><text:tab/><text:tab/><text:tab/><text:tab/><text:tab/>ÑÑÐŸÐºÐž Ð¿ÑÐžÐ²ÐµÑÑÑÐ²ÐžÑ.</text:p>
      <text:p text:style-name="P9"><text:s text:c="6"/>57 0014 <text:s/>BA 0010 R<text:tab/><text:tab/> <text:s text:c="9"/>mov <text:s text:c="2"/>DX, OFFSET GREETING ; Ð</text:p>
      <text:p text:style-name="P9"><text:tab/><text:tab/><text:tab/><text:tab/><text:tab/>ÑÐ²ÐŸÐŽ ÐœÐ° ÑÐºÑÐ°Ðœ Ð²ÑÐŸÑÐŸÐ¹</text:p>
      <text:p text:style-name="P9"><text:s text:c="6"/>58 0017 <text:s/>E8 0000 R<text:tab/><text:tab/> <text:s text:c="9"/>call <text:s/>WriteMsg <text:s text:c="11"/>; Ñ</text:p>
      <text:p text:style-name="P9"><text:tab/><text:tab/><text:tab/><text:tab/><text:tab/>ÑÑÐŸÐºÐž Ð¿ÑÐžÐ²ÐµÑÑÑÐ²ÐžÑ.</text:p>
      <text:p text:style-name="P9"><text:s text:c="6"/>59 001A <text:s/>CB<text:tab/><text:tab/><text:tab/> <text:s text:c="9"/>ret <text:s text:c="22"/>; Ð</text:p>
      <text:p text:style-name="P9"><text:tab/><text:tab/><text:tab/><text:tab/><text:tab/>ÑÑÐŸÐŽ Ð² DOS Ð¿ÐŸ ÐºÐŸÐŒÐ°ÐœÐŽÐµ,</text:p>
      <text:p text:style-name="P9"><text:s text:c="6"/>60<text:tab/><text:tab/><text:tab/><text:tab/> <text:s text:c="35"/>; Ð</text:p>
      <text:p text:style-name="P9"><text:tab/><text:tab/><text:tab/><text:tab/><text:tab/>œÐ°ÑÐŸÐŽÑÑÐµÐ¹ÑÑ Ð² 1-ÐŸÐŒ ÑÐ»ÐŸÐ</text:p>
      <text:p text:style-name="P9"><text:tab/><text:tab/><text:tab/><text:tab/><text:tab/>²Ðµ PSP.</text:p>
      <text:p text:style-name="P9"><text:s text:c="6"/>61 001B<text:tab/><text:tab/><text:tab/><text:tab/>Main <text:s text:c="5"/>ENDP</text:p>
      <text:p text:style-name="P9"><text:s text:c="6"/>62 001B<text:tab/><text:tab/><text:tab/><text:tab/>CODE <text:s text:c="5"/>ENDS</text:p>
      <text:p text:style-name="P9"><text:s text:c="6"/>63<text:tab/><text:tab/><text:tab/><text:tab/> <text:s text:c="9"/>END Main</text:p>
      <text:p text:style-name="P9"/>
      <text:p text:style-name="P30">#Microsoft (R) Macro Assembler Version 5.10 <text:s text:c="17"/>10/9/22 01:16:30</text:p>
      <text:p text:style-name="P9"><text:s text:c="61"/>Symbols-1</text:p>
      <text:p text:style-name="P9"/>
      <text:p text:style-name="P9"/>
      <text:p text:style-name="P9">Segments and Groups:</text:p>
      <text:p text:style-name="P9"/>
      <text:p text:style-name="P9"><text:s text:c="16"/>N a m e <text:s text:c="8"/><text:tab/>Length<text:tab/> Align<text:tab/>Combine Class</text:p>
      <text:p text:style-name="P9"/>
      <text:p text:style-name="P9">ASTACK . . . . . . . . . . . . . <text:s/><text:tab/>0018<text:tab/>PARA<text:tab/>STACK<text:tab/></text:p>
      <text:p text:style-name="P9">CODE . . . . . . . . . . . . . . <text:s/><text:tab/>001B<text:tab/>PARA<text:tab/>NONE<text:tab/></text:p>
      <text:p text:style-name="P9">DATA . . . . . . . . . . . . . . <text:s/><text:tab/>0035<text:tab/>PARA<text:tab/>NONE<text:tab/></text:p>
      <text:p text:style-name="P9"/>
      <text:p text:style-name="P9">Symbols: <text:s text:c="11"/></text:p>
      <text:p text:style-name="P9"/>
      <text:p text:style-name="P9"><text:s text:c="16"/>N a m e <text:s text:c="8"/><text:tab/>Type<text:tab/> Value<text:tab/> Attr</text:p>
      <text:p text:style-name="P9"/>
      <text:p text:style-name="P9">EOFLINE <text:s/>. . . . . . . . . . . . <text:s/><text:tab/>NUMBER<text:tab/>0024<text:tab/></text:p>
      <text:p text:style-name="P9"/>
      <text:p text:style-name="P9">GREETING . . . . . . . . . . . . <text:s/><text:tab/>L BYTE<text:tab/>0010<text:tab/>DATA</text:p>
      <text:p text:style-name="P9"/>
      <text:p text:style-name="P9">HELLO <text:s/>. . . . . . . . . . . . . <text:s/><text:tab/>L BYTE<text:tab/>0000<text:tab/>DATA</text:p>
      <text:p text:style-name="P9"/>
      <text:p text:style-name="P9">MAIN . . . . . . . . . . . . . . <text:s/><text:tab/>F PROC<text:tab/>0005<text:tab/>CODE<text:tab/>Length = 0016</text:p>
      <text:p text:style-name="P9"/>
      <text:p text:style-name="P9">WRITEMSG . . . . . . . . . . . . <text:s/><text:tab/>N PROC<text:tab/>0000<text:tab/>CODE<text:tab/>Length = 0005</text:p>
      <text:p text:style-name="P9"/>
      <text:p text:style-name="P9">@CPU . . . . . . . . . . . . . . <text:s/><text:tab/>TEXT <text:s/>0101h<text:tab/><text:tab/></text:p>
      <text:p text:style-name="P9">@FILENAME <text:s/>. . . . . . . . . . . <text:s/><text:tab/>TEXT <text:s/>hello2<text:tab/><text:tab/></text:p>
      <text:p text:style-name="P9">@VERSION . . . . . . . . . . . . <text:s/><text:tab/>TEXT <text:s/>510<text:tab/><text:tab/></text:p>
      <text:p text:style-name="P9"/>
      <text:p text:style-name="P9"/>
      <text:p text:style-name="P9"><text:s text:c="5"/>52 Source <text:s/>Lines</text:p>
      <text:p text:style-name="P9"><text:s text:c="5"/>52 Total <text:s text:c="2"/>Lines</text:p>
      <text:p text:style-name="P9"><text:s text:c="5"/>13 Symbols</text:p>
      <text:p text:style-name="P9"/>
      <text:p text:style-name="P9"><text:s text:c="2"/>47450 + 459807 Bytes symbol space free</text:p>
      <text:p text:style-name="P9"/>
      <text:p text:style-name="P9"><text:s text:c="6"/>0 Warning Errors</text:p>
      <text:p text:style-name="P9"><text:s text:c="6"/>0 Severe <text:s/>Erro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false" style:font-name-asian="NSimSun" style:font-size-asian="10pt" style:language-asian="ru" style:country-asian="RU" style:font-name-complex="Mang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0pt" fo:language="ru" fo:country="RU" style:letter-kerning="false" style:font-name-asian="NSimSun" style:font-size-asian="10pt" style:language-asian="ru" style:country-asian="RU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size-complex="7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letter-kerning="true" style:font-size-asian="8pt" style:language-asian="zh" style:country-asian="CN" style:font-size-complex="7pt" style:language-complex="hi" style:country-complex="IN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1.826cm" fo:margin-left="3.07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4</meta:editing-cycles>
    <meta:creation-date>2022-10-09T00:06:00</meta:creation-date>
    <dc:date>2022-10-09T15:12:00.730095833</dc:date>
    <meta:editing-duration>PT1H27M3S</meta:editing-duration>
    <meta:generator>LibreOffice/7.4.1.2$Linux_X86_64 LibreOffice_project/96749c58c39750fe6113ca0224d2dd9b40a26641</meta:generator>
    <meta:document-statistic meta:table-count="3" meta:image-count="2" meta:object-count="0" meta:page-count="19" meta:paragraph-count="618" meta:word-count="3163" meta:character-count="20002" meta:non-whitespace-character-count="13848"/>
    <meta:user-defined meta:name="AppVersion">12.0000</meta:user-defined>
    <meta:template xlink:type="simple" xlink:actuate="onRequest" xlink:title="Normal" xlink:href=""/>
  </office:meta>
</office:document-meta>
</file>